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803cm" fo:break-before="auto" style:use-optimal-row-height="tru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0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07] &lt; [.$I$5]; [.$I107] &lt; [.$I$3]))" style:apply-style-name="czerwony" style:base-cell-address="Arkusz1.A107"/>
      <style:map style:condition="is-true-formula(OR([.$H107] &lt; [.$J$5]; [.$I107] &lt; [.$J$3]))" style:apply-style-name="pomaranczowy" style:base-cell-address="Arkusz1.A107"/>
      <style:map style:condition="is-true-formula(OR([.$H107] &lt; [.$K$5]; [.$I107] &lt; [.$K$3]))" style:apply-style-name="zolty" style:base-cell-address="Arkusz1.A107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3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C31"/>
      <style:map style:condition="is-true-formula(OR([.$H31] &lt; [.$J$5]; [.$I31] &lt; [.$J$3]))" style:apply-style-name="pomaranczowy" style:base-cell-address="Arkusz1.C31"/>
      <style:map style:condition="is-true-formula(OR([.$H31] &lt; [.$K$5]; [.$I31] &lt; [.$K$3]))" style:apply-style-name="zolty" style:base-cell-address="Arkusz1.C3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6] &lt; [.$I$5]; [.$I56] &lt; [.$I$3]))" style:apply-style-name="czerwony" style:base-cell-address="Arkusz1.C56"/>
      <style:map style:condition="is-true-formula(OR([.$H56] &lt; [.$J$5]; [.$I56] &lt; [.$J$3]))" style:apply-style-name="pomaranczowy" style:base-cell-address="Arkusz1.C56"/>
      <style:map style:condition="is-true-formula(OR([.$H56] &lt; [.$K$5]; [.$I56] &lt; [.$K$3]))" style:apply-style-name="zolty" style:base-cell-address="Arkusz1.C56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4] &lt; [.$I$5]; [.$I94] &lt; [.$I$3]))" style:apply-style-name="czerwony" style:base-cell-address="Arkusz1.C94"/>
      <style:map style:condition="is-true-formula(OR([.$H94] &lt; [.$J$5]; [.$I94] &lt; [.$J$3]))" style:apply-style-name="pomaranczowy" style:base-cell-address="Arkusz1.C94"/>
      <style:map style:condition="is-true-formula(OR([.$H94] &lt; [.$K$5]; [.$I94] &lt; [.$K$3]))" style:apply-style-name="zolty" style:base-cell-address="Arkusz1.C94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C119"/>
      <style:map style:condition="is-true-formula(OR([.$H119] &lt; [.$J$5]; [.$I119] &lt; [.$J$3]))" style:apply-style-name="pomaranczowy" style:base-cell-address="Arkusz1.C119"/>
      <style:map style:condition="is-true-formula(OR([.$H119] &lt; [.$K$5]; [.$I119] &lt; [.$K$3]))" style:apply-style-name="zolty" style:base-cell-address="Arkusz1.C11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C126"/>
      <style:map style:condition="is-true-formula(OR([.$H126] &lt; [.$J$5]; [.$I126] &lt; [.$J$3]))" style:apply-style-name="pomaranczowy" style:base-cell-address="Arkusz1.C126"/>
      <style:map style:condition="is-true-formula(OR([.$H126] &lt; [.$K$5]; [.$I126] &lt; [.$K$3]))" style:apply-style-name="zolty" style:base-cell-address="Arkusz1.C126"/>
    </style:style>
    <style:style style:name="ce73" style:family="table-cell" style:parent-style-name="Default" style:data-style-name="N122"/>
    <style:style style:name="ce7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7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8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8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8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C31"/>
      <style:map style:condition="is-true-formula(OR([.$H31] &lt; [.$J$5]; [.$I31] &lt; [.$J$3]))" style:apply-style-name="pomaranczowy" style:base-cell-address="Arkusz1.C31"/>
      <style:map style:condition="is-true-formula(OR([.$H31] &lt; [.$K$5]; [.$I31] &lt; [.$K$3]))" style:apply-style-name="zolty" style:base-cell-address="Arkusz1.C31"/>
    </style:style>
    <style:style style:name="ce8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6] &lt; [.$I$5]; [.$I56] &lt; [.$I$3]))" style:apply-style-name="czerwony" style:base-cell-address="Arkusz1.C56"/>
      <style:map style:condition="is-true-formula(OR([.$H56] &lt; [.$J$5]; [.$I56] &lt; [.$J$3]))" style:apply-style-name="pomaranczowy" style:base-cell-address="Arkusz1.C56"/>
      <style:map style:condition="is-true-formula(OR([.$H56] &lt; [.$K$5]; [.$I56] &lt; [.$K$3]))" style:apply-style-name="zolty" style:base-cell-address="Arkusz1.C56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C57"/>
      <style:map style:condition="is-true-formula(OR([.$H57] &lt; [.$J$5]; [.$I57] &lt; [.$J$3]))" style:apply-style-name="pomaranczowy" style:base-cell-address="Arkusz1.C57"/>
      <style:map style:condition="is-true-formula(OR([.$H57] &lt; [.$K$5]; [.$I57] &lt; [.$K$3]))" style:apply-style-name="zolty" style:base-cell-address="Arkusz1.C57"/>
    </style:style>
    <style:style style:name="ce8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8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9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9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97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10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4] &lt; [.$I$5]; [.$I94] &lt; [.$I$3]))" style:apply-style-name="czerwony" style:base-cell-address="Arkusz1.C94"/>
      <style:map style:condition="is-true-formula(OR([.$H94] &lt; [.$J$5]; [.$I94] &lt; [.$J$3]))" style:apply-style-name="pomaranczowy" style:base-cell-address="Arkusz1.C94"/>
      <style:map style:condition="is-true-formula(OR([.$H94] &lt; [.$K$5]; [.$I94] &lt; [.$K$3]))" style:apply-style-name="zolty" style:base-cell-address="Arkusz1.C94"/>
    </style:style>
    <style:style style:name="ce10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0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0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0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11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1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D107"/>
      <style:map style:condition="is-true-formula(OR([.$H107] &lt; [.$J$5]; [.$I107] &lt; [.$J$3]))" style:apply-style-name="pomaranczowy" style:base-cell-address="Arkusz1.D107"/>
      <style:map style:condition="is-true-formula(OR([.$H107] &lt; [.$K$5]; [.$I107] &lt; [.$K$3]))" style:apply-style-name="zolty" style:base-cell-address="Arkusz1.D107"/>
    </style:style>
    <style:style style:name="ce11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14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11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11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C126"/>
      <style:map style:condition="is-true-formula(OR([.$H126] &lt; [.$J$5]; [.$I126] &lt; [.$J$3]))" style:apply-style-name="pomaranczowy" style:base-cell-address="Arkusz1.C126"/>
      <style:map style:condition="is-true-formula(OR([.$H126] &lt; [.$K$5]; [.$I126] &lt; [.$K$3]))" style:apply-style-name="zolty" style:base-cell-address="Arkusz1.C126"/>
    </style:style>
    <style:style style:name="ce11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120" style:family="table-cell" style:parent-style-name="Default" style:data-style-name="N100"/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2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C31"/>
      <style:map style:condition="is-true-formula(OR([.$H31] &lt; [.$J$5]; [.$I31] &lt; [.$J$3]))" style:apply-style-name="pomaranczowy" style:base-cell-address="Arkusz1.C31"/>
      <style:map style:condition="is-true-formula(OR([.$H31] &lt; [.$K$5]; [.$I31] &lt; [.$K$3]))" style:apply-style-name="zolty" style:base-cell-address="Arkusz1.C31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6] &lt; [.$I$5]; [.$I56] &lt; [.$I$3]))" style:apply-style-name="czerwony" style:base-cell-address="Arkusz1.C56"/>
      <style:map style:condition="is-true-formula(OR([.$H56] &lt; [.$J$5]; [.$I56] &lt; [.$J$3]))" style:apply-style-name="pomaranczowy" style:base-cell-address="Arkusz1.C56"/>
      <style:map style:condition="is-true-formula(OR([.$H56] &lt; [.$K$5]; [.$I56] &lt; [.$K$3]))" style:apply-style-name="zolty" style:base-cell-address="Arkusz1.C56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E63"/>
      <style:map style:condition="is-true-formula(OR([.$H63] &lt; [.$J$5]; [.$I63] &lt; [.$J$3]))" style:apply-style-name="pomaranczowy" style:base-cell-address="Arkusz1.E63"/>
      <style:map style:condition="is-true-formula(OR([.$H63] &lt; [.$K$5]; [.$I63] &lt; [.$K$3]))" style:apply-style-name="zolty" style:base-cell-address="Arkusz1.E63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4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2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43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C90"/>
      <style:map style:condition="is-true-formula(OR([.$H90] &lt; [.$J$5]; [.$I90] &lt; [.$J$3]))" style:apply-style-name="pomaranczowy" style:base-cell-address="Arkusz1.C90"/>
      <style:map style:condition="is-true-formula(OR([.$H90] &lt; [.$K$5]; [.$I90] &lt; [.$K$3]))" style:apply-style-name="zolty" style:base-cell-address="Arkusz1.C9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5] &lt; [.$I$5]; [.$I95] &lt; [.$I$3]))" style:apply-style-name="czerwony" style:base-cell-address="Arkusz1.C95"/>
      <style:map style:condition="is-true-formula(OR([.$H95] &lt; [.$J$5]; [.$I95] &lt; [.$J$3]))" style:apply-style-name="pomaranczowy" style:base-cell-address="Arkusz1.C95"/>
      <style:map style:condition="is-true-formula(OR([.$H95] &lt; [.$K$5]; [.$I95] &lt; [.$K$3]))" style:apply-style-name="zolty" style:base-cell-address="Arkusz1.C95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6] &lt; [.$I$5]; [.$I96] &lt; [.$I$3]))" style:apply-style-name="czerwony" style:base-cell-address="Arkusz1.C96"/>
      <style:map style:condition="is-true-formula(OR([.$H96] &lt; [.$J$5]; [.$I96] &lt; [.$J$3]))" style:apply-style-name="pomaranczowy" style:base-cell-address="Arkusz1.C96"/>
      <style:map style:condition="is-true-formula(OR([.$H96] &lt; [.$K$5]; [.$I96] &lt; [.$K$3]))" style:apply-style-name="zolty" style:base-cell-address="Arkusz1.C96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C103"/>
      <style:map style:condition="is-true-formula(OR([.$H103] &lt; [.$J$5]; [.$I103] &lt; [.$J$3]))" style:apply-style-name="pomaranczowy" style:base-cell-address="Arkusz1.C103"/>
      <style:map style:condition="is-true-formula(OR([.$H103] &lt; [.$K$5]; [.$I103] &lt; [.$K$3]))" style:apply-style-name="zolty" style:base-cell-address="Arkusz1.C103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5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D107"/>
      <style:map style:condition="is-true-formula(OR([.$H107] &lt; [.$J$5]; [.$I107] &lt; [.$J$3]))" style:apply-style-name="pomaranczowy" style:base-cell-address="Arkusz1.D107"/>
      <style:map style:condition="is-true-formula(OR([.$H107] &lt; [.$K$5]; [.$I107] &lt; [.$K$3]))" style:apply-style-name="zolty" style:base-cell-address="Arkusz1.D107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59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C125"/>
      <style:map style:condition="is-true-formula(OR([.$H125] &lt; [.$J$5]; [.$I125] &lt; [.$J$3]))" style:apply-style-name="pomaranczowy" style:base-cell-address="Arkusz1.C125"/>
      <style:map style:condition="is-true-formula(OR([.$H125] &lt; [.$K$5]; [.$I125] &lt; [.$K$3]))" style:apply-style-name="zolty" style:base-cell-address="Arkusz1.C125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E126"/>
      <style:map style:condition="is-true-formula(OR([.$H126] &lt; [.$J$5]; [.$I126] &lt; [.$J$3]))" style:apply-style-name="pomaranczowy" style:base-cell-address="Arkusz1.E126"/>
      <style:map style:condition="is-true-formula(OR([.$H126] &lt; [.$K$5]; [.$I126] &lt; [.$K$3]))" style:apply-style-name="zolty" style:base-cell-address="Arkusz1.E126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16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6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7] &lt; [.$I$5]; [.$I57] &lt; [.$I$3]))" style:apply-style-name="czerwony" style:base-cell-address="Arkusz1.F57"/>
      <style:map style:condition="is-true-formula(OR([.$H57] &lt; [.$J$5]; [.$I57] &lt; [.$J$3]))" style:apply-style-name="pomaranczowy" style:base-cell-address="Arkusz1.F57"/>
      <style:map style:condition="is-true-formula(OR([.$H57] &lt; [.$K$5]; [.$I57] &lt; [.$K$3]))" style:apply-style-name="zolty" style:base-cell-address="Arkusz1.F57"/>
    </style:style>
    <style:style style:name="ce16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6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7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7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7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7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7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75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F90"/>
      <style:map style:condition="is-true-formula(OR([.$H90] &lt; [.$J$5]; [.$I90] &lt; [.$J$3]))" style:apply-style-name="pomaranczowy" style:base-cell-address="Arkusz1.F90"/>
      <style:map style:condition="is-true-formula(OR([.$H90] &lt; [.$K$5]; [.$I90] &lt; [.$K$3]))" style:apply-style-name="zolty" style:base-cell-address="Arkusz1.F90"/>
    </style:style>
    <style:style style:name="ce17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F97"/>
      <style:map style:condition="is-true-formula(OR([.$H97] &lt; [.$J$5]; [.$I97] &lt; [.$J$3]))" style:apply-style-name="pomaranczowy" style:base-cell-address="Arkusz1.F97"/>
      <style:map style:condition="is-true-formula(OR([.$H97] &lt; [.$K$5]; [.$I97] &lt; [.$K$3]))" style:apply-style-name="zolty" style:base-cell-address="Arkusz1.F97"/>
    </style:style>
    <style:style style:name="ce17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18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18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18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18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F103"/>
      <style:map style:condition="is-true-formula(OR([.$H103] &lt; [.$J$5]; [.$I103] &lt; [.$J$3]))" style:apply-style-name="pomaranczowy" style:base-cell-address="Arkusz1.F103"/>
      <style:map style:condition="is-true-formula(OR([.$H103] &lt; [.$K$5]; [.$I103] &lt; [.$K$3]))" style:apply-style-name="zolty" style:base-cell-address="Arkusz1.F103"/>
    </style:style>
    <style:style style:name="ce18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18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18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18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F125"/>
      <style:map style:condition="is-true-formula(OR([.$H125] &lt; [.$J$5]; [.$I125] &lt; [.$J$3]))" style:apply-style-name="pomaranczowy" style:base-cell-address="Arkusz1.F125"/>
      <style:map style:condition="is-true-formula(OR([.$H125] &lt; [.$K$5]; [.$I125] &lt; [.$K$3]))" style:apply-style-name="zolty" style:base-cell-address="Arkusz1.F125"/>
    </style:style>
    <style:style style:name="ce18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26] &lt; [.$I$5]; [.$I126] &lt; [.$I$3]))" style:apply-style-name="czerwony" style:base-cell-address="Arkusz1.E126"/>
      <style:map style:condition="is-true-formula(OR([.$H126] &lt; [.$J$5]; [.$I126] &lt; [.$J$3]))" style:apply-style-name="pomaranczowy" style:base-cell-address="Arkusz1.E126"/>
      <style:map style:condition="is-true-formula(OR([.$H126] &lt; [.$K$5]; [.$I126] &lt; [.$K$3]))" style:apply-style-name="zolty" style:base-cell-address="Arkusz1.E126"/>
    </style:style>
    <style:style style:name="ce190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9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9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9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89] &lt; [.$I$5]; [.$I89] &lt; [.$I$3]))" style:apply-style-name="czerwony" style:base-cell-address="Arkusz1.C89"/>
      <style:map style:condition="is-true-formula(OR([.$H89] &lt; [.$J$5]; [.$I89] &lt; [.$J$3]))" style:apply-style-name="pomaranczowy" style:base-cell-address="Arkusz1.C89"/>
      <style:map style:condition="is-true-formula(OR([.$H89] &lt; [.$K$5]; [.$I89] &lt; [.$K$3]))" style:apply-style-name="zolty" style:base-cell-address="Arkusz1.C89"/>
    </style:style>
    <style:style style:name="ce2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0] &lt; [.$I$5]; [.$I90] &lt; [.$I$3]))" style:apply-style-name="czerwony" style:base-cell-address="Arkusz1.F90"/>
      <style:map style:condition="is-true-formula(OR([.$H90] &lt; [.$J$5]; [.$I90] &lt; [.$J$3]))" style:apply-style-name="pomaranczowy" style:base-cell-address="Arkusz1.F90"/>
      <style:map style:condition="is-true-formula(OR([.$H90] &lt; [.$K$5]; [.$I90] &lt; [.$K$3]))" style:apply-style-name="zolty" style:base-cell-address="Arkusz1.F90"/>
    </style:style>
    <style:style style:name="ce20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F97"/>
      <style:map style:condition="is-true-formula(OR([.$H97] &lt; [.$J$5]; [.$I97] &lt; [.$J$3]))" style:apply-style-name="pomaranczowy" style:base-cell-address="Arkusz1.F97"/>
      <style:map style:condition="is-true-formula(OR([.$H97] &lt; [.$K$5]; [.$I97] &lt; [.$K$3]))" style:apply-style-name="zolty" style:base-cell-address="Arkusz1.F97"/>
    </style:style>
    <style:style style:name="ce20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20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3] &lt; [.$I$5]; [.$I103] &lt; [.$I$3]))" style:apply-style-name="czerwony" style:base-cell-address="Arkusz1.F103"/>
      <style:map style:condition="is-true-formula(OR([.$H103] &lt; [.$J$5]; [.$I103] &lt; [.$J$3]))" style:apply-style-name="pomaranczowy" style:base-cell-address="Arkusz1.F103"/>
      <style:map style:condition="is-true-formula(OR([.$H103] &lt; [.$K$5]; [.$I103] &lt; [.$K$3]))" style:apply-style-name="zolty" style:base-cell-address="Arkusz1.F103"/>
    </style:style>
    <style:style style:name="ce20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10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4] &lt; [.$I$5]; [.$I124] &lt; [.$I$3]))" style:apply-style-name="czerwony" style:base-cell-address="Arkusz1.C124"/>
      <style:map style:condition="is-true-formula(OR([.$H124] &lt; [.$J$5]; [.$I124] &lt; [.$J$3]))" style:apply-style-name="pomaranczowy" style:base-cell-address="Arkusz1.C124"/>
      <style:map style:condition="is-true-formula(OR([.$H124] &lt; [.$K$5]; [.$I124] &lt; [.$K$3]))" style:apply-style-name="zolty" style:base-cell-address="Arkusz1.C124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5] &lt; [.$I$5]; [.$I125] &lt; [.$I$3]))" style:apply-style-name="czerwony" style:base-cell-address="Arkusz1.F125"/>
      <style:map style:condition="is-true-formula(OR([.$H125] &lt; [.$J$5]; [.$I125] &lt; [.$J$3]))" style:apply-style-name="pomaranczowy" style:base-cell-address="Arkusz1.F125"/>
      <style:map style:condition="is-true-formula(OR([.$H125] &lt; [.$K$5]; [.$I125] &lt; [.$K$3]))" style:apply-style-name="zolty" style:base-cell-address="Arkusz1.F125"/>
    </style:style>
    <style:style style:name="ce212" style:family="table-cell" style:parent-style-name="Default">
      <style:table-cell-properties fo:background-color="#00cc00"/>
    </style:style>
    <style:style style:name="ce213" style:family="table-cell" style:parent-style-name="Default" style:data-style-name="N123">
      <style:table-cell-properties fo:background-color="#00cc00"/>
    </style:style>
    <style:style style:name="ce214" style:family="table-cell" style:parent-style-name="Default" style:data-style-name="N44">
      <style:table-cell-properties fo:background-color="#00cc00"/>
    </style:style>
    <style:style style:name="ce215" style:family="table-cell" style:parent-style-name="Default">
      <style:table-cell-properties fo:background-color="#3399ff"/>
    </style:style>
    <style:style style:name="ce21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21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9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2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2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22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  <style:style style:name="ce227" style:family="table-cell" style:parent-style-name="Default">
      <style:table-cell-properties fo:background-color="#ff3333" fo:wrap-option="wrap"/>
    </style:style>
    <style:style style:name="ce228" style:family="table-cell" style:parent-style-name="Default" style:data-style-name="N0">
      <style:table-cell-properties fo:background-color="#ff3333"/>
    </style:style>
    <style:style style:name="ce229" style:family="table-cell" style:parent-style-name="Default" style:data-style-name="N44">
      <style:table-cell-properties fo:background-color="#ff3333"/>
    </style:style>
    <style:style style:name="ce23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3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3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34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3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38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39" style:family="table-cell" style:parent-style-name="Default">
      <style:table-cell-properties fo:background-color="#ffcc00" fo:wrap-option="wrap"/>
    </style:style>
    <style:style style:name="ce240" style:family="table-cell" style:parent-style-name="Default" style:data-style-name="N0">
      <style:table-cell-properties fo:background-color="#ffcc00" fo:wrap-option="wrap"/>
    </style:style>
    <style:style style:name="ce241" style:family="table-cell" style:parent-style-name="Default" style:data-style-name="N41">
      <style:table-cell-properties fo:background-color="#ffcc00" fo:wrap-option="wrap"/>
    </style:style>
    <style:style style:name="ce24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5" style:family="table-cell" style:parent-style-name="Default">
      <style:table-cell-properties fo:background-color="#009933"/>
    </style:style>
    <style:style style:name="ce246" style:family="table-cell" style:parent-style-name="Default">
      <style:map style:condition="is-true-formula(OR([.$H107] &lt; [.$I$5]; [.$I107] &lt; [.$I$3]))" style:apply-style-name="czerwony" style:base-cell-address="Arkusz1.B107"/>
      <style:map style:condition="is-true-formula(OR([.$H107] &lt; [.$J$5]; [.$I107] &lt; [.$J$3]))" style:apply-style-name="pomaranczowy" style:base-cell-address="Arkusz1.B107"/>
      <style:map style:condition="is-true-formula(OR([.$H107] &lt; [.$K$5]; [.$I107] &lt; [.$K$3]))" style:apply-style-name="zolty" style:base-cell-address="Arkusz1.B107"/>
    </style:style>
    <style:style style:name="ce247" style:family="table-cell" style:parent-style-name="Default">
      <style:map style:condition="is-true-formula(OR([.$H119] &lt; [.$I$5]; [.$I119] &lt; [.$I$3]))" style:apply-style-name="czerwony" style:base-cell-address="Arkusz1.A119"/>
      <style:map style:condition="is-true-formula(OR([.$H119] &lt; [.$J$5]; [.$I119] &lt; [.$J$3]))" style:apply-style-name="pomaranczowy" style:base-cell-address="Arkusz1.A119"/>
      <style:map style:condition="is-true-formula(OR([.$H119] &lt; [.$K$5]; [.$I119] &lt; [.$K$3]))" style:apply-style-name="zolty" style:base-cell-address="Arkusz1.A119"/>
    </style:style>
    <style:style style:name="ce248" style:family="table-cell" style:parent-style-name="Default">
      <style:table-cell-properties fo:background-color="#ffff99"/>
    </style:style>
    <style:style style:name="ce249" style:family="table-cell" style:parent-style-name="Default">
      <style:table-cell-properties fo:background-color="#ffff66" fo:wrap-option="wrap"/>
    </style:style>
    <style:style style:name="ce250" style:family="table-cell" style:parent-style-name="Default" style:data-style-name="N0">
      <style:table-cell-properties fo:background-color="#ffff66"/>
    </style:style>
    <style:style style:name="ce251" style:family="table-cell" style:parent-style-name="Default" style:data-style-name="N44">
      <style:table-cell-properties fo:background-color="#ffff66"/>
    </style:style>
    <style:style style:name="ce252" style:family="table-cell" style:parent-style-name="Default" style:data-style-name="N41"/>
    <style:style style:name="ce253" style:family="table-cell" style:parent-style-name="Default" style:data-style-name="N44"/>
    <style:style style:name="ce254" style:family="table-cell" style:parent-style-name="Default" style:data-style-name="N41">
      <style:table-cell-properties fo:background-color="#3399ff"/>
    </style:style>
    <style:style style:name="ce25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6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7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8" style:family="table-cell" style:parent-style-name="Default">
      <style:table-cell-properties fo:background-color="transparent"/>
      <style:text-properties style:use-window-font-color="true"/>
    </style:style>
    <style:style style:name="ce259" style:family="table-cell" style:parent-style-name="Default">
      <style:table-cell-properties fo:background-color="#3399ff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0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2" style:family="table-cell" style:parent-style-name="Default">
      <style:table-cell-properties fo:background-color="#ffff99"/>
      <style:map style:condition="is-true-formula(OR([.$H132] &lt; [.$I$5]; [.$I132] &lt; [.$I$3]))" style:apply-style-name="czerwony" style:base-cell-address="Arkusz1.A131"/>
      <style:map style:condition="is-true-formula(OR([.$H132] &lt; [.$J$5]; [.$I132] &lt; [.$K$3]))" style:apply-style-name="pomaranczowy" style:base-cell-address="Arkusz1.A131"/>
      <style:map style:condition="is-true-formula(OR([.$H132] &lt; [.$K$5]; [.$I132] &lt; [.$K$3]))" style:apply-style-name="zolty" style:base-cell-address="Arkusz1.A131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73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12" office:value-type="string" calcext:value-type="string">
            <text:p>AKTUALNA DATA</text:p>
          </table:table-cell>
          <table:table-cell table:style-name="ce227" office:value-type="string" calcext:value-type="string">
            <text:p>Raportowanie czerwone</text:p>
          </table:table-cell>
          <table:table-cell table:style-name="ce239" office:value-type="string" calcext:value-type="string">
            <text:p>Raportowanie pomaranczowe</text:p>
          </table:table-cell>
          <table:table-cell table:style-name="ce249" office:value-type="string" calcext:value-type="string">
            <text:p>Raportowanie żólte</text:p>
          </table:table-cell>
          <table:table-cell/>
          <table:table-cell table:style-name="ce252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13" table:formula="of:=TODAY()" office:value-type="date" office:date-value="2016-07-25" calcext:value-type="date">
            <text:p>25.07.2016</text:p>
          </table:table-cell>
          <table:table-cell table:style-name="ce228" office:value-type="float" office:value="7" calcext:value-type="float">
            <text:p>7</text:p>
          </table:table-cell>
          <table:table-cell table:style-name="ce240" office:value-type="float" office:value="14" calcext:value-type="float">
            <text:p>14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252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2"/>
          <table:covered-table-cell table:style-name="ce74"/>
          <table:covered-table-cell table:style-name="ce121"/>
          <table:covered-table-cell table:number-columns-repeated="2" table:style-name="ce22"/>
          <table:table-cell table:style-name="ce212" office:value-type="string" calcext:value-type="string">
            <text:p>AKTUALNY NALOT</text:p>
          </table:table-cell>
          <table:table-cell table:style-name="ce227" office:value-type="string" calcext:value-type="string">
            <text:p>Raportowanie czerwone</text:p>
          </table:table-cell>
          <table:table-cell table:style-name="ce239" office:value-type="string" calcext:value-type="string">
            <text:p>Raportowanie pomaranczowe</text:p>
          </table:table-cell>
          <table:table-cell table:style-name="ce249" office:value-type="string" calcext:value-type="string">
            <text:p>Raportowanie żólte</text:p>
          </table:table-cell>
          <table:table-cell/>
          <table:table-cell table:style-name="ce252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2" office:value-type="string" calcext:value-type="string">
            <text:p><text:s/>Nr fabr. 17557099</text:p>
          </table:table-cell>
          <table:table-cell table:style-name="ce22" office:value-type="string" calcext:value-type="string">
            <text:p>Rok budowy: 1964</text:p>
          </table:table-cell>
          <table:table-cell table:style-name="ce74" office:value-type="string" calcext:value-type="string" table:number-columns-spanned="2" table:number-rows-spanned="1">
            <text:p>Certyfikat typu: 3A17 Rev. 46</text:p>
          </table:table-cell>
          <table:covered-table-cell table:style-name="ce121"/>
          <table:table-cell table:style-name="ce22" office:value-type="string" calcext:value-type="string" table:number-columns-spanned="2" table:number-rows-spanned="1">
            <text:p>POT: TODO</text:p>
          </table:table-cell>
          <table:covered-table-cell table:style-name="ce22"/>
          <table:table-cell table:style-name="ce214" office:value-type="time" office:time-value="PT2802H30M59.999999999S" calcext:value-type="time">
            <text:p>2802:31:00</text:p>
          </table:table-cell>
          <table:table-cell table:style-name="ce229" office:value-type="time" office:time-value="PT05H00M00S" calcext:value-type="time">
            <text:p>05:00:00</text:p>
          </table:table-cell>
          <table:table-cell table:style-name="ce241" office:value-type="time" office:time-value="PT10H00M00S" calcext:value-type="time">
            <text:p>10:00:00</text:p>
          </table:table-cell>
          <table:table-cell table:style-name="ce251" office:value-type="time" office:time-value="PT15H00M00S" calcext:value-type="time">
            <text:p>15:00:00</text:p>
          </table:table-cell>
          <table:table-cell/>
          <table:table-cell table:style-name="ce253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15" table:number-columns-repeated="5"/>
          <table:table-cell table:style-name="ce254" office:value-type="time" office:time-value="PT00H30M00S" calcext:value-type="time">
            <text:p>00:30:00</text:p>
          </table:table-cell>
          <table:table-cell table:style-name="ce215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15" table:number-columns-repeated="5"/>
          <table:table-cell table:style-name="ce254" office:value-type="time" office:time-value="PT00H00M40S" calcext:value-type="time">
            <text:p>00:00:40</text:p>
          </table:table-cell>
          <table:table-cell table:style-name="ce215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4" office:value-type="string" calcext:value-type="string">
            <text:p>Typ operacji</text:p>
          </table:table-cell>
          <table:table-cell table:style-name="ce24" office:value-type="string" calcext:value-type="string">
            <text:p>Ident. Prac obsługowych </text:p>
          </table:table-cell>
          <table:table-cell table:style-name="ce76" office:value-type="string" calcext:value-type="string">
            <text:p>Data wykonania</text:p>
          </table:table-cell>
          <table:table-cell table:style-name="ce123" office:value-type="string" calcext:value-type="string">
            <text:p>Przy nalocie (FH)</text:p>
          </table:table-cell>
          <table:table-cell table:style-name="ce24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15" office:value-type="string" calcext:value-type="string">
            <text:p>Zostało FH</text:p>
          </table:table-cell>
          <table:table-cell table:style-name="ce215" office:value-type="string" calcext:value-type="string">
            <text:p>Zostało DNI</text:p>
          </table:table-cell>
          <table:table-cell table:style-name="ce215" table:number-columns-repeated="3"/>
          <table:table-cell table:style-name="ce254" office:value-type="time" office:time-value="PT00H01M20S" calcext:value-type="time">
            <text:p>00:01:20</text:p>
          </table:table-cell>
          <table:table-cell table:style-name="ce215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MM/29/2016</text:p>
          </table:table-cell>
          <table:table-cell table:style-name="ce77" office:value-type="date" office:date-value="2016-06-18" calcext:value-type="date">
            <text:p>18.06.2016</text:p>
          </table:table-cell>
          <table:table-cell table:style-name="ce124" office:value-type="string" calcext:value-type="string">
            <text:p>2796:34</text:p>
          </table:table-cell>
          <table:table-cell table:style-name="ce25"/>
          <table:table-cell table:style-name="ce190" office:value-type="time" office:time-value="PT2821H34M00S" calcext:value-type="time">
            <text:p>2821:34:00</text:p>
          </table:table-cell>
          <table:table-cell table:style-name="ce216" table:formula="of:=IF([.$G9] = 0; &quot;N/A&quot;; [.$G9] - [.$H$5])" office:value-type="time" office:time-value="PT19H03M00S" calcext:value-type="time">
            <text:p>19:03:00</text:p>
          </table:table-cell>
          <table:table-cell table:style-name="ce230" table:formula="of:=IF([.$F9] = 0; &quot;N/A&quot;; [.$F9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1M12S" calcext:value-type="time">
            <text:p>00:01:12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5" office:value-type="string" calcext:value-type="string">
            <text:p>Serwis</text:p>
          </table:table-cell>
          <table:table-cell table:style-name="ce36" office:value-type="string" calcext:value-type="string">
            <text:p>MM/24/2016</text:p>
          </table:table-cell>
          <table:table-cell table:style-name="ce78" office:value-type="date" office:date-value="2016-05-22" calcext:value-type="date">
            <text:p>22.05.2016</text:p>
          </table:table-cell>
          <table:table-cell table:style-name="ce125" office:value-type="string" calcext:value-type="string">
            <text:p>2772:48</text:p>
          </table:table-cell>
          <table:table-cell table:style-name="ce25"/>
          <table:table-cell table:style-name="ce124" office:value-type="string" calcext:value-type="string">
            <text:p>2872:48</text:p>
          </table:table-cell>
          <table:table-cell table:style-name="ce216" table:formula="of:=IF([.$G10] = 0; &quot;N/A&quot;; [.$G10] - [.$H$5])" office:value-type="time" office:time-value="PT70H17M00S" calcext:value-type="time">
            <text:p>70:17:00</text:p>
          </table:table-cell>
          <table:table-cell table:style-name="ce230" table:formula="of:=IF([.$F10] = 0; &quot;N/A&quot;; [.$F10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0M42S" calcext:value-type="time">
            <text:p>00:00:42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5" office:value-type="string" calcext:value-type="string">
            <text:p>Serwis</text:p>
          </table:table-cell>
          <table:table-cell table:style-name="ce37" office:value-type="string" calcext:value-type="string">
            <text:p>MM/24/2016</text:p>
          </table:table-cell>
          <table:table-cell table:style-name="ce79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11] = 0; &quot;N/A&quot;; [.$G11] - [.$H$5])" office:value-type="string" office:string-value="N/A" calcext:value-type="string">
            <text:p>N/A</text:p>
          </table:table-cell>
          <table:table-cell table:style-name="ce230" table:formula="of:=IF([.$F11] = 0; &quot;N/A&quot;; [.$F11]-[.$H$3])" office:value-type="float" office:value="301" calcext:value-type="float">
            <text:p>301</text:p>
          </table:table-cell>
          <table:table-cell table:style-name="ce242" table:number-columns-repeated="3"/>
          <table:table-cell table:style-name="ce255" office:value-type="time" office:time-value="PT00H00M25S" calcext:value-type="time">
            <text:p>00:00:25</text:p>
          </table:table-cell>
          <table:table-cell table:style-name="ce242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5" office:value-type="string" calcext:value-type="string">
            <text:p>Serwis</text:p>
          </table:table-cell>
          <table:table-cell table:style-name="ce38" office:value-type="string" calcext:value-type="string">
            <text:p>MM/24/2016</text:p>
          </table:table-cell>
          <table:table-cell table:style-name="ce80" office:value-type="date" office:date-value="2016-05-22" calcext:value-type="date">
            <text:p>22.05.2016</text:p>
          </table:table-cell>
          <table:table-cell table:style-name="ce126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3372:48</text:p>
          </table:table-cell>
          <table:table-cell table:style-name="ce216" table:formula="of:=IF([.$G12] = 0; &quot;N/A&quot;; [.$G12] - [.$H$5])" office:value-type="time" office:time-value="PT570H17M00S" calcext:value-type="time">
            <text:p>570:17:00</text:p>
          </table:table-cell>
          <table:table-cell table:style-name="ce230" table:formula="of:=IF([.$F12] = 0; &quot;N/A&quot;; [.$F12]-[.$H$3])" office:value-type="float" office:value="301" calcext:value-type="float">
            <text:p>301</text:p>
          </table:table-cell>
          <table:table-cell table:style-name="ce242" table:number-columns-repeated="3"/>
          <table:table-cell table:style-name="ce255" office:value-type="time" office:time-value="PT00H00M42S" calcext:value-type="time">
            <text:p>00:00:42</text:p>
          </table:table-cell>
          <table:table-cell table:style-name="ce242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41/2015</text:p>
          </table:table-cell>
          <table:table-cell table:style-name="ce77" office:value-type="date" office:date-value="2015-05-20" calcext:value-type="date">
            <text:p>20.05.2015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3] = 0; &quot;N/A&quot;; [.$G13] - [.$H$5])" office:value-type="time" office:time-value="PT377H49M00S" calcext:value-type="time">
            <text:p>377:49:00</text:p>
          </table:table-cell>
          <table:table-cell table:style-name="ce230" table:formula="of:=IF([.$F13] = 0; &quot;N/A&quot;; [.$F13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1M18S" calcext:value-type="time">
            <text:p>00:01:18</text:p>
          </table:table-cell>
          <table:table-cell table:style-name="ce242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73/2010</text:p>
          </table:table-cell>
          <table:table-cell table:style-name="ce77" office:value-type="date" office:date-value="2010-06-24" calcext:value-type="date">
            <text:p>24.06.2010</text:p>
          </table:table-cell>
          <table:table-cell table:style-name="ce124" office:value-type="string" calcext:value-type="string">
            <text:p>2275:19</text:p>
          </table:table-cell>
          <table:table-cell table:style-name="ce25"/>
          <table:table-cell table:style-name="ce124" office:value-type="string" calcext:value-type="string">
            <text:p>3275:19</text:p>
          </table:table-cell>
          <table:table-cell table:style-name="ce216" table:formula="of:=IF([.$G14] = 0; &quot;N/A&quot;; [.$G14] - [.$H$5])" office:value-type="time" office:time-value="PT472H47M59.999999999S" calcext:value-type="time">
            <text:p>472:48:00</text:p>
          </table:table-cell>
          <table:table-cell table:style-name="ce230" table:formula="of:=IF([.$F14] = 0; &quot;N/A&quot;; [.$F14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0M40S" calcext:value-type="time">
            <text:p>00:00:40</text:p>
          </table:table-cell>
          <table:table-cell table:style-name="ce255" table:number-columns-repeated="2"/>
          <table:table-cell table:style-name="ce242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5" office:value-type="string" calcext:value-type="string">
            <text:p>Wymian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15] = 0; &quot;N/A&quot;; [.$G15] - [.$H$5])" office:value-type="time" office:time-value="PT629H29M00S" calcext:value-type="time">
            <text:p>629:29:00</text:p>
          </table:table-cell>
          <table:table-cell table:style-name="ce230" table:formula="of:=IF([.$F15] = 0; &quot;N/A&quot;; [.$F15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0H00M36S" calcext:value-type="time">
            <text:p>00:00:36</text:p>
          </table:table-cell>
          <table:table-cell table:style-name="ce255"/>
          <table:table-cell table:style-name="ce242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2932:00</text:p>
          </table:table-cell>
          <table:table-cell table:style-name="ce216" table:formula="of:=IF([.$G16] = 0; &quot;N/A&quot;; [.$G16] - [.$H$5])" office:value-type="time" office:time-value="PT129H29M00S" calcext:value-type="time">
            <text:p>129:29:00</text:p>
          </table:table-cell>
          <table:table-cell table:style-name="ce230" table:formula="of:=IF([.$F16] = 0; &quot;N/A&quot;; [.$F16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2M12S" calcext:value-type="time">
            <text:p>00:02:12</text:p>
          </table:table-cell>
          <table:table-cell table:style-name="ce255" table:number-columns-repeated="2"/>
          <table:table-cell table:style-name="ce242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432:00</text:p>
          </table:table-cell>
          <table:table-cell table:style-name="ce216" table:formula="of:=IF([.$G17] = 0; &quot;N/A&quot;; [.$G17] - [.$H$5])" office:value-type="time" office:time-value="PT629H29M00S" calcext:value-type="time">
            <text:p>629:29:00</text:p>
          </table:table-cell>
          <table:table-cell table:style-name="ce230" table:formula="of:=IF([.$F17] = 0; &quot;N/A&quot;; [.$F17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0M22S" calcext:value-type="time">
            <text:p>00:00:22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5" office:value-type="string" calcext:value-type="string">
            <text:p>Serwis</text:p>
          </table:table-cell>
          <table:table-cell table:style-name="ce39" office:value-type="string" calcext:value-type="string">
            <text:p>MM/24/2016</text:p>
          </table:table-cell>
          <table:table-cell table:style-name="ce81" office:value-type="date" office:date-value="2016-05-22" calcext:value-type="date">
            <text:p>22.05.2016</text:p>
          </table:table-cell>
          <table:table-cell table:style-name="ce127" office:value-type="string" calcext:value-type="string">
            <text:p>2772:48</text:p>
          </table:table-cell>
          <table:table-cell table:style-name="ce165" office:value-type="date" office:date-value="2018-05-22" calcext:value-type="date">
            <text:p>22.05.2018</text:p>
          </table:table-cell>
          <table:table-cell table:style-name="ce124" office:value-type="string" calcext:value-type="string">
            <text:p>3772:48</text:p>
          </table:table-cell>
          <table:table-cell table:style-name="ce216" table:formula="of:=IF([.$G18] = 0; &quot;N/A&quot;; [.$G18] - [.$H$5])" office:value-type="time" office:time-value="PT970H16M59.999999999S" calcext:value-type="time">
            <text:p>970:17:00</text:p>
          </table:table-cell>
          <table:table-cell table:style-name="ce230" table:formula="of:=IF([.$F18] = 0; &quot;N/A&quot;; [.$F18]-[.$H$3])" office:value-type="float" office:value="666" calcext:value-type="float">
            <text:p>666</text:p>
          </table:table-cell>
          <table:table-cell table:style-name="ce242" table:number-columns-repeated="3"/>
          <table:table-cell table:style-name="ce255" office:value-type="time" office:time-value="PT00H04M48S" calcext:value-type="time">
            <text:p>00:04:48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19] = 0; &quot;N/A&quot;; [.$G19] - [.$H$5])" office:value-type="time" office:time-value="PT629H29M00S" calcext:value-type="time">
            <text:p>629:29:00</text:p>
          </table:table-cell>
          <table:table-cell table:style-name="ce230" table:formula="of:=IF([.$F19] = 0; &quot;N/A&quot;; [.$F19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0H04M15S" calcext:value-type="time">
            <text:p>00:04:15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20] = 0; &quot;N/A&quot;; [.$G20] - [.$H$5])" office:value-type="time" office:time-value="PT629H29M00S" calcext:value-type="time">
            <text:p>629:29:00</text:p>
          </table:table-cell>
          <table:table-cell table:style-name="ce230" table:formula="of:=IF([.$F20] = 0; &quot;N/A&quot;; [.$F20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0H02M26S" calcext:value-type="time">
            <text:p>00:02:26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21] = 0; &quot;N/A&quot;; [.$G21] - [.$H$5])" office:value-type="time" office:time-value="PT629H29M00S" calcext:value-type="time">
            <text:p>629:29:00</text:p>
          </table:table-cell>
          <table:table-cell table:style-name="ce230" table:formula="of:=IF([.$F21] = 0; &quot;N/A&quot;; [.$F21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0H02M00S" calcext:value-type="time">
            <text:p>00:02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932:00</text:p>
          </table:table-cell>
          <table:table-cell table:style-name="ce216" table:formula="of:=IF([.$G22] = 0; &quot;N/A&quot;; [.$G22] - [.$H$5])" office:value-type="time" office:time-value="PT1129H29M00.000000001S" calcext:value-type="time">
            <text:p>1129:29:00</text:p>
          </table:table-cell>
          <table:table-cell table:style-name="ce230" table:formula="of:=IF([.$F22] = 0; &quot;N/A&quot;; [.$F22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2M25S" calcext:value-type="time">
            <text:p>00:02:25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5432:00</text:p>
          </table:table-cell>
          <table:table-cell table:style-name="ce216" table:formula="of:=IF([.$G23] = 0; &quot;N/A&quot;; [.$G23] - [.$H$5])" office:value-type="time" office:time-value="PT2629H29M00.000000001S" calcext:value-type="time">
            <text:p>2629:29:00</text:p>
          </table:table-cell>
          <table:table-cell table:style-name="ce230" table:formula="of:=IF([.$F23] = 0; &quot;N/A&quot;; [.$F23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0H01M13S" calcext:value-type="time">
            <text:p>00:01:13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5" office:value-type="string" calcext:value-type="string">
            <text:p>Serwis</text:p>
          </table:table-cell>
          <table:table-cell table:style-name="ce40" office:value-type="string" calcext:value-type="string">
            <text:p>MM/24/2016</text:p>
          </table:table-cell>
          <table:table-cell table:style-name="ce82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8-05-22" calcext:value-type="date">
            <text:p>22.05.2018</text:p>
          </table:table-cell>
          <table:table-cell table:style-name="ce124"/>
          <table:table-cell table:style-name="ce216" table:formula="of:=IF([.$G24] = 0; &quot;N/A&quot;; [.$G24] - [.$H$5])" office:value-type="string" office:string-value="N/A" calcext:value-type="string">
            <text:p>N/A</text:p>
          </table:table-cell>
          <table:table-cell table:style-name="ce230" table:formula="of:=IF([.$F24] = 0; &quot;N/A&quot;; [.$F24]-[.$H$3])" office:value-type="float" office:value="666" calcext:value-type="float">
            <text:p>666</text:p>
          </table:table-cell>
          <table:table-cell table:style-name="ce242" table:number-columns-repeated="3"/>
          <table:table-cell table:style-name="ce255" office:value-type="time" office:time-value="PT00H02M04S" calcext:value-type="time">
            <text:p>00:02:04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5" office:value-type="string" calcext:value-type="string">
            <text:p>Inspekcja</text:p>
          </table:table-cell>
          <table:table-cell table:style-name="ce41" office:value-type="string" calcext:value-type="string">
            <text:p>MM/24/2016</text:p>
          </table:table-cell>
          <table:table-cell table:style-name="ce83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25] = 0; &quot;N/A&quot;; [.$G25] - [.$H$5])" office:value-type="string" office:string-value="N/A" calcext:value-type="string">
            <text:p>N/A</text:p>
          </table:table-cell>
          <table:table-cell table:style-name="ce230" table:formula="of:=IF([.$F25] = 0; &quot;N/A&quot;; [.$F25]-[.$H$3])" office:value-type="float" office:value="301" calcext:value-type="float">
            <text:p>301</text:p>
          </table:table-cell>
          <table:table-cell table:style-name="ce242" table:number-columns-repeated="3"/>
          <table:table-cell table:style-name="ce255" office:value-type="time" office:time-value="PT00H01M13S" calcext:value-type="time">
            <text:p>00:01:13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5" office:value-type="string" calcext:value-type="string">
            <text:p>Inspekcja</text:p>
          </table:table-cell>
          <table:table-cell table:style-name="ce42" office:value-type="string" calcext:value-type="string">
            <text:p>MM/24/2016</text:p>
          </table:table-cell>
          <table:table-cell table:style-name="ce84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8-05-22" calcext:value-type="date">
            <text:p>22.05.2018</text:p>
          </table:table-cell>
          <table:table-cell table:style-name="ce124"/>
          <table:table-cell table:style-name="ce216" table:formula="of:=IF([.$G26] = 0; &quot;N/A&quot;; [.$G26] - [.$H$5])" office:value-type="string" office:string-value="N/A" calcext:value-type="string">
            <text:p>N/A</text:p>
          </table:table-cell>
          <table:table-cell table:style-name="ce230" table:formula="of:=IF([.$F26] = 0; &quot;N/A&quot;; [.$F26]-[.$H$3])" office:value-type="float" office:value="666" calcext:value-type="float">
            <text:p>666</text:p>
          </table:table-cell>
          <table:table-cell table:style-name="ce242" table:number-columns-repeated="3"/>
          <table:table-cell table:style-name="ce255" office:value-type="time" office:time-value="PT00H02M45S" calcext:value-type="time">
            <text:p>00:02:45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7-05-28" calcext:value-type="date">
            <text:p>28.05.2017</text:p>
          </table:table-cell>
          <table:table-cell table:style-name="ce124"/>
          <table:table-cell table:style-name="ce216" table:formula="of:=IF([.$G27] = 0; &quot;N/A&quot;; [.$G27] - [.$H$5])" office:value-type="string" office:string-value="N/A" calcext:value-type="string">
            <text:p>N/A</text:p>
          </table:table-cell>
          <table:table-cell table:style-name="ce230" table:formula="of:=IF([.$F27] = 0; &quot;N/A&quot;; [.$F27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1H42M00S" calcext:value-type="time">
            <text:p>01:42:00</text:p>
          </table:table-cell>
          <table:table-cell table:style-name="ce242" office:value-type="float" office:value="1543" calcext:value-type="float">
            <text:p>1543</text:p>
          </table:table-cell>
          <table:table-cell table:style-name="ce242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8-05-28" calcext:value-type="date">
            <text:p>28.05.2018</text:p>
          </table:table-cell>
          <table:table-cell table:style-name="ce124"/>
          <table:table-cell table:style-name="ce216" table:formula="of:=IF([.$G28] = 0; &quot;N/A&quot;; [.$G28] - [.$H$5])" office:value-type="string" office:string-value="N/A" calcext:value-type="string">
            <text:p>N/A</text:p>
          </table:table-cell>
          <table:table-cell table:style-name="ce230" table:formula="of:=IF([.$F28] = 0; &quot;N/A&quot;; [.$F28]-[.$H$3])" office:value-type="float" office:value="672" calcext:value-type="float">
            <text:p>672</text:p>
          </table:table-cell>
          <table:table-cell table:style-name="ce242" table:number-columns-repeated="3"/>
          <table:table-cell table:style-name="ce255" office:value-type="time" office:time-value="PT00H44M00S" calcext:value-type="time">
            <text:p>00:44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CPCP 60 miesiące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29] = 0; &quot;N/A&quot;; [.$G29] - [.$H$5])" office:value-type="string" office:string-value="N/A" calcext:value-type="string">
            <text:p>N/A</text:p>
          </table:table-cell>
          <table:table-cell table:style-name="ce230" table:formula="of:=IF([.$F29] = 0; &quot;N/A&quot;; [.$F29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 office:value-type="time" office:time-value="PT02H45M00S" calcext:value-type="time">
            <text:p>02:45:00</text:p>
          </table:table-cell>
          <table:table-cell table:style-name="ce242" table:number-columns-repeated="1011"/>
        </table:table-row>
        <table:table-row table:style-name="ro9">
          <table:table-cell table:style-name="ce7" table:number-columns-spanned="7" table:number-rows-spanned="1"/>
          <table:covered-table-cell table:number-columns-repeated="2" table:style-name="ce22"/>
          <table:covered-table-cell table:style-name="ce74"/>
          <table:covered-table-cell table:style-name="ce121"/>
          <table:covered-table-cell table:style-name="ce22"/>
          <table:covered-table-cell table:style-name="ce121"/>
          <table:table-cell table:style-name="ce217" table:number-columns-spanned="7" table:number-rows-spanned="1"/>
          <table:covered-table-cell table:style-name="ce231" table:formula="of:=IF([.$F30] = 0; &quot;N/A&quot;; [.$F30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52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5" office:value-type="string" calcext:value-type="string">
            <text:p>Inspekcja</text:p>
          </table:table-cell>
          <table:table-cell table:style-name="ce43" office:value-type="string" calcext:value-type="string">
            <text:p>MM/24/2016</text:p>
          </table:table-cell>
          <table:table-cell table:style-name="ce85" office:value-type="date" office:date-value="2016-05-22" calcext:value-type="date">
            <text:p>22.05.2016</text:p>
          </table:table-cell>
          <table:table-cell table:style-name="ce128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2872:48</text:p>
          </table:table-cell>
          <table:table-cell table:style-name="ce216" table:formula="of:=IF([.$G31] = 0; &quot;N/A&quot;; [.$G31] - [.$H$5])" office:value-type="time" office:time-value="PT70H17M00S" calcext:value-type="time">
            <text:p>70:17:00</text:p>
          </table:table-cell>
          <table:table-cell table:style-name="ce230" table:formula="of:=IF([.$F31] = 0; &quot;N/A&quot;; [.$F31]-[.$H$3])" office:value-type="float" office:value="301" calcext:value-type="float">
            <text:p>301</text:p>
          </table:table-cell>
          <table:table-cell table:style-name="ce242" table:number-columns-repeated="3"/>
          <table:table-cell table:style-name="ce255" office:value-type="time" office:time-value="PT03H04M00S" calcext:value-type="time">
            <text:p>03:04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9" office:value-type="string" calcext:value-type="string">
            <text:p>2432:00</text:p>
          </table:table-cell>
          <table:table-cell table:style-name="ce166" office:value-type="date" office:date-value="2019-05-28" calcext:value-type="date">
            <text:p>28.05.2019</text:p>
          </table:table-cell>
          <table:table-cell table:style-name="ce129" office:value-type="string" calcext:value-type="string">
            <text:p>2932:00</text:p>
          </table:table-cell>
          <table:table-cell table:style-name="ce218" table:formula="of:=IF([.$G32] = 0; &quot;N/A&quot;; [.$G32] - [.$H$5])" office:value-type="time" office:time-value="PT129H29M00S" calcext:value-type="time">
            <text:p>129:29:00</text:p>
          </table:table-cell>
          <table:table-cell table:style-name="ce232" table:formula="of:=IF([.$F32] = 0; &quot;N/A&quot;; [.$F32]-[.$H$3])" office:value-type="float" office:value="1037" calcext:value-type="float">
            <text:p>1037</text:p>
          </table:table-cell>
          <table:table-cell table:style-name="ce243" table:number-columns-repeated="3"/>
          <table:table-cell table:style-name="ce256" office:value-type="time" office:time-value="PT04H00M00S" calcext:value-type="time">
            <text:p>04:0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432:00</text:p>
          </table:table-cell>
          <table:table-cell table:style-name="ce216" table:formula="of:=IF([.$G33] = 0; &quot;N/A&quot;; [.$G33] - [.$H$5])" office:value-type="time" office:time-value="PT629H29M00S" calcext:value-type="time">
            <text:p>629:29:00</text:p>
          </table:table-cell>
          <table:table-cell table:style-name="ce230" table:formula="of:=IF([.$F33] = 0; &quot;N/A&quot;; [.$F33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5" office:value-type="time" office:time-value="PT01H00M00S" calcext:value-type="time">
            <text:p>01:0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4] = 0; &quot;N/A&quot;; [.$G34] - [.$H$5])" office:value-type="time" office:time-value="PT629H29M00S" calcext:value-type="time">
            <text:p>629:29:00</text:p>
          </table:table-cell>
          <table:table-cell table:style-name="ce230" table:formula="of:=IF([.$F34] = 0; &quot;N/A&quot;; [.$F34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1H20M00S" calcext:value-type="time">
            <text:p>01:2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5] = 0; &quot;N/A&quot;; [.$G35] - [.$H$5])" office:value-type="time" office:time-value="PT629H29M00S" calcext:value-type="time">
            <text:p>629:29:00</text:p>
          </table:table-cell>
          <table:table-cell table:style-name="ce230" table:formula="of:=IF([.$F35] = 0; &quot;N/A&quot;; [.$F35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1H20M00S" calcext:value-type="time">
            <text:p>01:2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7-05-28" calcext:value-type="date">
            <text:p>28.05.2017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6] = 0; &quot;N/A&quot;; [.$G36] - [.$H$5])" office:value-type="time" office:time-value="PT629H29M00S" calcext:value-type="time">
            <text:p>629:29:00</text:p>
          </table:table-cell>
          <table:table-cell table:style-name="ce230" table:formula="of:=IF([.$F36] = 0; &quot;N/A&quot;; [.$F36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 office:value-type="time" office:time-value="PT02H50M00S" calcext:value-type="time">
            <text:p>02:5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7] = 0; &quot;N/A&quot;; [.$G37] - [.$H$5])" office:value-type="time" office:time-value="PT629H29M00S" calcext:value-type="time">
            <text:p>629:29:00</text:p>
          </table:table-cell>
          <table:table-cell table:style-name="ce230" table:formula="of:=IF([.$F37] = 0; &quot;N/A&quot;; [.$F37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 office:value-type="time" office:time-value="PT04H00M00S" calcext:value-type="time">
            <text:p>04:00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8] = 0; &quot;N/A&quot;; [.$G38] - [.$H$5])" office:value-type="time" office:time-value="PT629H29M00S" calcext:value-type="time">
            <text:p>629:29:00</text:p>
          </table:table-cell>
          <table:table-cell table:style-name="ce230" table:formula="of:=IF([.$F38] = 0; &quot;N/A&quot;; [.$F38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 office:value-type="time" office:time-value="PT02H43M00S" calcext:value-type="time">
            <text:p>02:43:00</text:p>
          </table:table-cell>
          <table:table-cell table:style-name="ce242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3432:00</text:p>
          </table:table-cell>
          <table:table-cell table:style-name="ce216" table:formula="of:=IF([.$G39] = 0; &quot;N/A&quot;; [.$G39] - [.$H$5])" office:value-type="time" office:time-value="PT629H29M00S" calcext:value-type="time">
            <text:p>629:29:00</text:p>
          </table:table-cell>
          <table:table-cell table:style-name="ce230" table:formula="of:=IF([.$F39] = 0; &quot;N/A&quot;; [.$F39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7" office:value-type="time" office:time-value="PT00H00M15S" calcext:value-type="time">
            <text:p>00:00:15</text:p>
          </table:table-cell>
          <table:table-cell table:style-name="ce242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25"/>
          <table:table-cell table:style-name="ce124" office:value-type="string" calcext:value-type="string">
            <text:p>3363:55</text:p>
          </table:table-cell>
          <table:table-cell table:style-name="ce216" table:formula="of:=IF([.$G40] = 0; &quot;N/A&quot;; [.$G40] - [.$H$5])" office:value-type="time" office:time-value="PT561H24M00.000000001S" calcext:value-type="time">
            <text:p>561:24:00</text:p>
          </table:table-cell>
          <table:table-cell table:style-name="ce230" table:formula="of:=IF([.$F40] = 0; &quot;N/A&quot;; [.$F40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57" office:value-type="time" office:time-value="PT00H02M24S" calcext:value-type="time">
            <text:p>00:02:24</text:p>
          </table:table-cell>
          <table:table-cell table:style-name="ce242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432:00</text:p>
          </table:table-cell>
          <table:table-cell table:style-name="ce216" table:formula="of:=IF([.$G41] = 0; &quot;N/A&quot;; [.$G41] - [.$H$5])" office:value-type="time" office:time-value="PT1629H28M59.999999999S" calcext:value-type="time">
            <text:p>1629:29:00</text:p>
          </table:table-cell>
          <table:table-cell table:style-name="ce230" table:formula="of:=IF([.$F41] = 0; &quot;N/A&quot;; [.$F41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7" office:value-type="time" office:time-value="PT00H01M18S" calcext:value-type="time">
            <text:p>00:01:18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432:00</text:p>
          </table:table-cell>
          <table:table-cell table:style-name="ce216" table:formula="of:=IF([.$G42] = 0; &quot;N/A&quot;; [.$G42] - [.$H$5])" office:value-type="time" office:time-value="PT1629H28M59.999999999S" calcext:value-type="time">
            <text:p>1629:29:00</text:p>
          </table:table-cell>
          <table:table-cell table:style-name="ce230" table:formula="of:=IF([.$F42] = 0; &quot;N/A&quot;; [.$F42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 office:value-type="time" office:time-value="PT00H02M00S" calcext:value-type="time">
            <text:p>00:02:00</text:p>
          </table:table-cell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432:00</text:p>
          </table:table-cell>
          <table:table-cell table:style-name="ce216" table:formula="of:=IF([.$G43] = 0; &quot;N/A&quot;; [.$G43] - [.$H$5])" office:value-type="time" office:time-value="PT1629H28M59.999999999S" calcext:value-type="time">
            <text:p>1629:29:00</text:p>
          </table:table-cell>
          <table:table-cell table:style-name="ce230" table:formula="of:=IF([.$F43] = 0; &quot;N/A&quot;; [.$F43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4932:00</text:p>
          </table:table-cell>
          <table:table-cell table:style-name="ce216" table:formula="of:=IF([.$G44] = 0; &quot;N/A&quot;; [.$G44] - [.$H$5])" office:value-type="time" office:time-value="PT2129H29M00.000000001S" calcext:value-type="time">
            <text:p>2129:29:00</text:p>
          </table:table-cell>
          <table:table-cell table:style-name="ce230" table:formula="of:=IF([.$F44] = 0; &quot;N/A&quot;; [.$F44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5432:00</text:p>
          </table:table-cell>
          <table:table-cell table:style-name="ce216" table:formula="of:=IF([.$G45] = 0; &quot;N/A&quot;; [.$G45] - [.$H$5])" office:value-type="time" office:time-value="PT2629H29M00.000000001S" calcext:value-type="time">
            <text:p>2629:29:00</text:p>
          </table:table-cell>
          <table:table-cell table:style-name="ce230" table:formula="of:=IF([.$F45] = 0; &quot;N/A&quot;; [.$F45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 office:value-type="string" calcext:value-type="string">
            <text:p>2432:00</text:p>
          </table:table-cell>
          <table:table-cell table:style-name="ce165" office:value-type="date" office:date-value="2019-05-28" calcext:value-type="date">
            <text:p>28.05.2019</text:p>
          </table:table-cell>
          <table:table-cell table:style-name="ce124" office:value-type="string" calcext:value-type="string">
            <text:p>5432:00</text:p>
          </table:table-cell>
          <table:table-cell table:style-name="ce216" table:formula="of:=IF([.$G46] = 0; &quot;N/A&quot;; [.$G46] - [.$H$5])" office:value-type="time" office:time-value="PT2629H29M00.000000001S" calcext:value-type="time">
            <text:p>2629:29:00</text:p>
          </table:table-cell>
          <table:table-cell table:style-name="ce230" table:formula="of:=IF([.$F46] = 0; &quot;N/A&quot;; [.$F46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7-05-28" calcext:value-type="date">
            <text:p>28.05.2017</text:p>
          </table:table-cell>
          <table:table-cell table:style-name="ce124"/>
          <table:table-cell table:style-name="ce216" table:formula="of:=IF([.$G47] = 0; &quot;N/A&quot;; [.$G47] - [.$H$5])" office:value-type="string" office:string-value="N/A" calcext:value-type="string">
            <text:p>N/A</text:p>
          </table:table-cell>
          <table:table-cell table:style-name="ce230" table:formula="of:=IF([.$F47] = 0; &quot;N/A&quot;; [.$F47]-[.$H$3])" office:value-type="float" office:value="307" calcext:value-type="float">
            <text:p>30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48] = 0; &quot;N/A&quot;; [.$G48] - [.$H$5])" office:value-type="string" office:string-value="N/A" calcext:value-type="string">
            <text:p>N/A</text:p>
          </table:table-cell>
          <table:table-cell table:style-name="ce230" table:formula="of:=IF([.$F48] = 0; &quot;N/A&quot;; [.$F48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49] = 0; &quot;N/A&quot;; [.$G49] - [.$H$5])" office:value-type="string" office:string-value="N/A" calcext:value-type="string">
            <text:p>N/A</text:p>
          </table:table-cell>
          <table:table-cell table:style-name="ce230" table:formula="of:=IF([.$F49] = 0; &quot;N/A&quot;; [.$F49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0] = 0; &quot;N/A&quot;; [.$G50] - [.$H$5])" office:value-type="string" office:string-value="N/A" calcext:value-type="string">
            <text:p>N/A</text:p>
          </table:table-cell>
          <table:table-cell table:style-name="ce230" table:formula="of:=IF([.$F50] = 0; &quot;N/A&quot;; [.$F50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1] = 0; &quot;N/A&quot;; [.$G51] - [.$H$5])" office:value-type="string" office:string-value="N/A" calcext:value-type="string">
            <text:p>N/A</text:p>
          </table:table-cell>
          <table:table-cell table:style-name="ce230" table:formula="of:=IF([.$F51] = 0; &quot;N/A&quot;; [.$F51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2] = 0; &quot;N/A&quot;; [.$G52] - [.$H$5])" office:value-type="string" office:string-value="N/A" calcext:value-type="string">
            <text:p>N/A</text:p>
          </table:table-cell>
          <table:table-cell table:style-name="ce230" table:formula="of:=IF([.$F52] = 0; &quot;N/A&quot;; [.$F52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3] = 0; &quot;N/A&quot;; [.$G53] - [.$H$5])" office:value-type="string" office:string-value="N/A" calcext:value-type="string">
            <text:p>N/A</text:p>
          </table:table-cell>
          <table:table-cell table:style-name="ce230" table:formula="of:=IF([.$F53] = 0; &quot;N/A&quot;; [.$F53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4] = 0; &quot;N/A&quot;; [.$G54] - [.$H$5])" office:value-type="string" office:string-value="N/A" calcext:value-type="string">
            <text:p>N/A</text:p>
          </table:table-cell>
          <table:table-cell table:style-name="ce230" table:formula="of:=IF([.$F54] = 0; &quot;N/A&quot;; [.$F54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55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65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55] = 0; &quot;N/A&quot;; [.$G55] - [.$H$5])" office:value-type="string" office:string-value="N/A" calcext:value-type="string">
            <text:p>N/A</text:p>
          </table:table-cell>
          <table:table-cell table:style-name="ce230" table:formula="of:=IF([.$F55] = 0; &quot;N/A&quot;; [.$F55]-[.$H$3])" office:value-type="float" office:value="1037" calcext:value-type="float">
            <text:p>1037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5" office:value-type="string" calcext:value-type="string">
            <text:p>Inspekcja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0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2872:48</text:p>
          </table:table-cell>
          <table:table-cell table:style-name="ce216" table:formula="of:=IF([.$G56] = 0; &quot;N/A&quot;; [.$G56] - [.$H$5])" office:value-type="time" office:time-value="PT70H17M00S" calcext:value-type="time">
            <text:p>70:17:00</text:p>
          </table:table-cell>
          <table:table-cell table:style-name="ce230" table:formula="of:=IF([.$F56] = 0; &quot;N/A&quot;; [.$F56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5" office:value-type="string" calcext:value-type="string">
            <text:p>Inspekcja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24"/>
          <table:table-cell table:style-name="ce167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57] = 0; &quot;N/A&quot;; [.$G57] - [.$H$5])" office:value-type="string" office:string-value="N/A" calcext:value-type="string">
            <text:p>N/A</text:p>
          </table:table-cell>
          <table:table-cell table:style-name="ce230" table:formula="of:=IF([.$F57] = 0; &quot;N/A&quot;; [.$F57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5" office:value-type="string" calcext:value-type="string">
            <text:p>Inspekcja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1" office:value-type="string" calcext:value-type="string">
            <text:p>2772:48</text:p>
          </table:table-cell>
          <table:table-cell table:style-name="ce168"/>
          <table:table-cell table:style-name="ce191" office:value-type="string" calcext:value-type="string">
            <text:p>2872:48</text:p>
          </table:table-cell>
          <table:table-cell table:style-name="ce216" table:formula="of:=IF([.$G58] = 0; &quot;N/A&quot;; [.$G58] - [.$H$5])" office:value-type="time" office:time-value="PT70H17M00S" calcext:value-type="time">
            <text:p>70:17:00</text:p>
          </table:table-cell>
          <table:table-cell table:style-name="ce230" table:formula="of:=IF([.$F58] = 0; &quot;N/A&quot;; [.$F58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5" office:value-type="string" calcext:value-type="string">
            <text:p>Inspekcja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2" office:value-type="string" calcext:value-type="string">
            <text:p>2772:48</text:p>
          </table:table-cell>
          <table:table-cell table:style-name="ce169"/>
          <table:table-cell table:style-name="ce192" office:value-type="string" calcext:value-type="string">
            <text:p>2872:48</text:p>
          </table:table-cell>
          <table:table-cell table:style-name="ce216" table:formula="of:=IF([.$G59] = 0; &quot;N/A&quot;; [.$G59] - [.$H$5])" office:value-type="time" office:time-value="PT70H17M00S" calcext:value-type="time">
            <text:p>70:17:00</text:p>
          </table:table-cell>
          <table:table-cell table:style-name="ce230" table:formula="of:=IF([.$F59] = 0; &quot;N/A&quot;; [.$F59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5" office:value-type="string" calcext:value-type="string">
            <text:p>Inspekcja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3" office:value-type="string" calcext:value-type="string">
            <text:p>2772:48</text:p>
          </table:table-cell>
          <table:table-cell table:style-name="ce170" office:value-type="date" office:date-value="2017-05-22" calcext:value-type="date">
            <text:p>22.05.2017</text:p>
          </table:table-cell>
          <table:table-cell table:style-name="ce193" office:value-type="string" calcext:value-type="string">
            <text:p>2872:48</text:p>
          </table:table-cell>
          <table:table-cell table:style-name="ce216" table:formula="of:=IF([.$G60] = 0; &quot;N/A&quot;; [.$G60] - [.$H$5])" office:value-type="time" office:time-value="PT70H17M00S" calcext:value-type="time">
            <text:p>70:17:00</text:p>
          </table:table-cell>
          <table:table-cell table:style-name="ce230" table:formula="of:=IF([.$F60] = 0; &quot;N/A&quot;; [.$F60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5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4" office:value-type="string" calcext:value-type="string">
            <text:p>2772:48</text:p>
          </table:table-cell>
          <table:table-cell table:style-name="ce171" office:value-type="date" office:date-value="2017-05-22" calcext:value-type="date">
            <text:p>22.05.2017</text:p>
          </table:table-cell>
          <table:table-cell table:style-name="ce194" office:value-type="string" calcext:value-type="string">
            <text:p>2872:48</text:p>
          </table:table-cell>
          <table:table-cell table:style-name="ce216" table:formula="of:=IF([.$G61] = 0; &quot;N/A&quot;; [.$G61] - [.$H$5])" office:value-type="time" office:time-value="PT70H17M00S" calcext:value-type="time">
            <text:p>70:17:00</text:p>
          </table:table-cell>
          <table:table-cell table:style-name="ce230" table:formula="of:=IF([.$F61] = 0; &quot;N/A&quot;; [.$F61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5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 office:value-type="string" calcext:value-type="string">
            <text:p>2772:48</text:p>
          </table:table-cell>
          <table:table-cell table:style-name="ce172" office:value-type="date" office:date-value="2017-05-22" calcext:value-type="date">
            <text:p>22.05.2017</text:p>
          </table:table-cell>
          <table:table-cell table:style-name="ce195" office:value-type="string" calcext:value-type="string">
            <text:p>2872:48</text:p>
          </table:table-cell>
          <table:table-cell table:style-name="ce216" table:formula="of:=IF([.$G62] = 0; &quot;N/A&quot;; [.$G62] - [.$H$5])" office:value-type="time" office:time-value="PT70H17M00S" calcext:value-type="time">
            <text:p>70:17:00</text:p>
          </table:table-cell>
          <table:table-cell table:style-name="ce230" table:formula="of:=IF([.$F62] = 0; &quot;N/A&quot;; [.$F62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5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6"/>
          <table:table-cell table:style-name="ce173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63] = 0; &quot;N/A&quot;; [.$G63] - [.$H$5])" office:value-type="string" office:string-value="N/A" calcext:value-type="string">
            <text:p>N/A</text:p>
          </table:table-cell>
          <table:table-cell table:style-name="ce230" table:formula="of:=IF([.$F63] = 0; &quot;N/A&quot;; [.$F63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12">
          <table:table-cell table:style-name="ce6" office:value-type="string" calcext:value-type="string">
            <text:p>SEB 636 (SEB 92-29)</text:p>
          </table:table-cell>
          <table:table-cell table:style-name="ce25" office:value-type="string" calcext:value-type="string">
            <text:p>Inspekcja</text:p>
          </table:table-cell>
          <table:table-cell table:style-name="ce52" office:value-type="string" calcext:value-type="string">
            <text:p>MM/29/2016</text:p>
          </table:table-cell>
          <table:table-cell table:style-name="ce94" office:value-type="date" office:date-value="2016-06-18" calcext:value-type="date">
            <text:p>18.06.2016</text:p>
          </table:table-cell>
          <table:table-cell table:style-name="ce137" office:value-type="string" calcext:value-type="string">
            <text:p>2796:34</text:p>
          </table:table-cell>
          <table:table-cell table:style-name="ce52"/>
          <table:table-cell table:style-name="ce196" office:value-type="time" office:time-value="PT2821H34M00S" calcext:value-type="time">
            <text:p>2821:34:00</text:p>
          </table:table-cell>
          <table:table-cell table:style-name="ce216" table:formula="of:=IF([.$G64] = 0; &quot;N/A&quot;; [.$G64] - [.$H$5])" office:value-type="time" office:time-value="PT19H03M00S" calcext:value-type="time">
            <text:p>19:03:00</text:p>
          </table:table-cell>
          <table:table-cell table:style-name="ce230" table:formula="of:=IF([.$F64] = 0; &quot;N/A&quot;; [.$F6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2">
          <table:table-cell table:style-name="ce8" office:value-type="string" calcext:value-type="string">
            <text:p>SB 653</text:p>
          </table:table-cell>
          <table:table-cell table:style-name="ce26" office:value-type="string" calcext:value-type="string">
            <text:p>Inspekcja</text:p>
          </table:table-cell>
          <table:table-cell table:style-name="ce53" office:value-type="string" calcext:value-type="string">
            <text:p>MM/29/2016</text:p>
          </table:table-cell>
          <table:table-cell table:style-name="ce95" office:value-type="date" office:date-value="2016-06-18" calcext:value-type="date">
            <text:p>18.06.2016</text:p>
          </table:table-cell>
          <table:table-cell table:style-name="ce138" office:value-type="string" calcext:value-type="string">
            <text:p>2796:34</text:p>
          </table:table-cell>
          <table:table-cell table:style-name="ce53"/>
          <table:table-cell table:style-name="ce197" office:value-type="time" office:time-value="PT2821H34M00S" calcext:value-type="time">
            <text:p>2821:34:00</text:p>
          </table:table-cell>
          <table:table-cell table:style-name="ce216" table:formula="of:=IF([.$G65] = 0; &quot;N/A&quot;; [.$G65] - [.$H$5])" office:value-type="time" office:time-value="PT19H03M00S" calcext:value-type="time">
            <text:p>19:03:00</text:p>
          </table:table-cell>
          <table:table-cell table:style-name="ce230" table:formula="of:=IF([.$F65] = 0; &quot;N/A&quot;; [.$F6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9" office:value-type="string" calcext:value-type="string">
            <text:p>Przegląd akumulatora 30 dni</text:p>
          </table:table-cell>
          <table:table-cell table:style-name="ce27" office:value-type="string" calcext:value-type="string">
            <text:p>Inspekcja</text:p>
          </table:table-cell>
          <table:table-cell table:style-name="ce54" office:value-type="string" calcext:value-type="string">
            <text:p>MM/32/2016</text:p>
          </table:table-cell>
          <table:table-cell table:style-name="ce96" office:value-type="date" office:date-value="2016-07-18" calcext:value-type="date">
            <text:p>18.07.2016</text:p>
          </table:table-cell>
          <table:table-cell table:style-name="ce139" office:value-type="string" calcext:value-type="string">
            <text:p>2796:34</text:p>
          </table:table-cell>
          <table:table-cell table:style-name="ce174" office:value-type="date" office:date-value="2016-08-17" calcext:value-type="date">
            <text:p>17.08.2016</text:p>
          </table:table-cell>
          <table:table-cell table:style-name="ce198" office:value-type="time" office:time-value="PT2821H34M00S" calcext:value-type="time">
            <text:p>2821:34:00</text:p>
          </table:table-cell>
          <table:table-cell table:style-name="ce216" table:formula="of:=IF([.$G66] = 0; &quot;N/A&quot;; [.$G66] - [.$H$5])" office:value-type="time" office:time-value="PT19H03M00S" calcext:value-type="time">
            <text:p>19:03:00</text:p>
          </table:table-cell>
          <table:table-cell table:style-name="ce230" table:formula="of:=IF([.$F66] = 0; &quot;N/A&quot;; [.$F66]-[.$H$3])" office:value-type="float" office:value="23" calcext:value-type="float">
            <text:p>23</text:p>
          </table:table-cell>
          <table:table-cell table:style-name="ce244" table:number-columns-repeated="3"/>
          <table:table-cell table:style-name="ce242"/>
          <table:table-cell table:style-name="ce244" table:number-columns-repeated="1011"/>
        </table:table-row>
        <table:table-row table:style-name="ro9">
          <table:table-cell table:style-name="ce5" table:number-columns-spanned="7" table:number-rows-spanned="1"/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15" table:number-columns-repeated="5"/>
          <table:table-cell/>
          <table:table-cell table:style-name="ce215" table:number-columns-repeated="1011"/>
        </table:table-row>
        <table:table-row table:style-name="ro13">
          <table:table-cell table:style-name="ce4" office:value-type="string" calcext:value-type="string">
            <text:p>Podzespół/część</text:p>
          </table:table-cell>
          <table:table-cell table:style-name="ce24" office:value-type="string" calcext:value-type="string">
            <text:p>Typ operacji</text:p>
          </table:table-cell>
          <table:table-cell table:style-name="ce24" office:value-type="string" calcext:value-type="string">
            <text:p>Numer</text:p>
          </table:table-cell>
          <table:table-cell table:style-name="ce76" office:value-type="string" calcext:value-type="string">
            <text:p>Interwał</text:p>
          </table:table-cell>
          <table:table-cell table:style-name="ce123" office:value-type="string" calcext:value-type="string">
            <text:p>Wykonana</text:p>
            <text:p>Dnia/FH</text:p>
          </table:table-cell>
          <table:table-cell table:style-name="ce24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19" office:value-type="string" calcext:value-type="string">
            <text:p>Zostało FH</text:p>
          </table:table-cell>
          <table:table-cell table:style-name="ce219" office:value-type="string" calcext:value-type="string">
            <text:p>Zostało DNI</text:p>
          </table:table-cell>
          <table:table-cell table:style-name="ce215" table:number-columns-repeated="3"/>
          <table:table-cell table:style-name="ce258"/>
          <table:table-cell table:style-name="ce215" table:number-columns-repeated="1011"/>
        </table:table-row>
        <table:table-row table:style-name="ro9">
          <table:table-cell table:style-name="ce10" office:value-type="string" calcext:value-type="string">
            <text:p>Pasy siedzeniowe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ARC nr 2853113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10-09-03" calcext:value-type="date">
            <text:p>03.09.2010</text:p>
          </table:table-cell>
          <table:table-cell table:style-name="ce175" office:value-type="date" office:date-value="2020-09-02" calcext:value-type="date">
            <text:p>2.09.2020</text:p>
          </table:table-cell>
          <table:table-cell table:style-name="ce157"/>
          <table:table-cell table:style-name="ce216" table:formula="of:=IF([.$G69] = 0; &quot;N/A&quot;; [.$G69] - [.$H$5])" office:value-type="string" office:string-value="N/A" calcext:value-type="string">
            <text:p>N/A</text:p>
          </table:table-cell>
          <table:table-cell table:style-name="ce230" table:formula="of:=IF([.$F69] = 0; &quot;N/A&quot;; [.$F69]-[.$H$3])" office:value-type="float" office:value="1500" calcext:value-type="float">
            <text:p>1500</text:p>
          </table:table-cell>
          <table:table-cell table:style-name="ce242" table:number-columns-repeated="3"/>
          <table:table-cell table:style-name="ce259"/>
          <table:table-cell table:style-name="ce242" table:number-columns-repeated="1011"/>
        </table:table-row>
        <table:table-row table:style-name="ro14">
          <table:table-cell table:style-name="ce10" office:value-type="string" calcext:value-type="string">
            <text:p>Gumowe elastyczne przewody paliwowe i olejowe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85/2013</text:p>
          </table:table-cell>
          <table:table-cell table:style-name="ce28" office:value-type="string" calcext:value-type="string">
            <text:p>5 lat</text:p>
          </table:table-cell>
          <table:table-cell table:style-name="ce140" office:value-type="date" office:date-value="2013-07-05" calcext:value-type="date">
            <text:p>05.07.2013</text:p>
          </table:table-cell>
          <table:table-cell table:style-name="ce175" office:value-type="date" office:date-value="2018-07-04" calcext:value-type="date">
            <text:p>4.07.2018</text:p>
          </table:table-cell>
          <table:table-cell table:style-name="ce157"/>
          <table:table-cell table:style-name="ce216" table:formula="of:=IF([.$G70] = 0; &quot;N/A&quot;; [.$G70] - [.$H$5])" office:value-type="string" office:string-value="N/A" calcext:value-type="string">
            <text:p>N/A</text:p>
          </table:table-cell>
          <table:table-cell table:style-name="ce230" table:formula="of:=IF([.$F70] = 0; &quot;N/A&quot;; [.$F70]-[.$H$3])" office:value-type="float" office:value="709" calcext:value-type="float">
            <text:p>709</text:p>
          </table:table-cell>
          <table:table-cell table:style-name="ce242" table:number-columns-repeated="3"/>
          <table:table-cell table:style-name="ce259"/>
          <table:table-cell table:style-name="ce242" table:number-columns-repeated="1011"/>
        </table:table-row>
        <table:table-row table:style-name="ro13">
          <table:table-cell table:style-name="ce10" office:value-type="string" calcext:value-type="string">
            <text:p>Cięgło przepustnicy i składu mieszanki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200 h</text:p>
          </table:table-cell>
          <table:table-cell table:style-name="ce141" office:value-type="string" calcext:value-type="string">
            <text:p>2186:00</text:p>
          </table:table-cell>
          <table:table-cell table:style-name="ce28"/>
          <table:table-cell table:style-name="ce157" office:value-type="string" calcext:value-type="string">
            <text:p>3386:00</text:p>
          </table:table-cell>
          <table:table-cell table:style-name="ce216" table:formula="of:=IF([.$G71] = 0; &quot;N/A&quot;; [.$G71] - [.$H$5])" office:value-type="time" office:time-value="PT583H29M00.000000001S" calcext:value-type="time">
            <text:p>583:29:00</text:p>
          </table:table-cell>
          <table:table-cell table:style-name="ce230" table:formula="of:=IF([.$F71] = 0; &quot;N/A&quot;; [.$F7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Naprawa lub wymiana ograniczników foteli pilota, drugiego pilota i pasażerów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08-06-27" calcext:value-type="date">
            <text:p>27.06.2008</text:p>
          </table:table-cell>
          <table:table-cell table:style-name="ce175" office:value-type="date" office:date-value="2018-06-26" calcext:value-type="date">
            <text:p>26.06.2018</text:p>
          </table:table-cell>
          <table:table-cell table:style-name="ce157"/>
          <table:table-cell table:style-name="ce216" table:formula="of:=IF([.$G72] = 0; &quot;N/A&quot;; [.$G72] - [.$H$5])" office:value-type="string" office:string-value="N/A" calcext:value-type="string">
            <text:p>N/A</text:p>
          </table:table-cell>
          <table:table-cell table:style-name="ce230" table:formula="of:=IF([.$F72] = 0; &quot;N/A&quot;; [.$F72]-[.$H$3])" office:value-type="float" office:value="701" calcext:value-type="float">
            <text:p>701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Wymiana giętkich przewodów układu ciśnienia statycznego i rurki Pitota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08-06-27" calcext:value-type="date">
            <text:p>27.06.2008</text:p>
          </table:table-cell>
          <table:table-cell table:style-name="ce175" office:value-type="date" office:date-value="2018-06-26" calcext:value-type="date">
            <text:p>26.06.2018</text:p>
          </table:table-cell>
          <table:table-cell table:style-name="ce157"/>
          <table:table-cell table:style-name="ce216" table:formula="of:=IF([.$G73] = 0; &quot;N/A&quot;; [.$G73] - [.$H$5])" office:value-type="string" office:string-value="N/A" calcext:value-type="string">
            <text:p>N/A</text:p>
          </table:table-cell>
          <table:table-cell table:style-name="ce230" table:formula="of:=IF([.$F73] = 0; &quot;N/A&quot;; [.$F73]-[.$H$3])" office:value-type="float" office:value="701" calcext:value-type="float">
            <text:p>701</text:p>
          </table:table-cell>
          <table:table-cell table:style-name="ce242" table:number-columns-repeated="1015"/>
        </table:table-row>
        <table:table-row table:style-name="ro13">
          <table:table-cell table:style-name="ce10" office:value-type="string" calcext:value-type="string">
            <text:p>Wymiana filtra instalacji próżniowej VACUUM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41/2015</text:p>
          </table:table-cell>
          <table:table-cell table:style-name="ce28" office:value-type="string" calcext:value-type="string">
            <text:p>500 h</text:p>
          </table:table-cell>
          <table:table-cell table:style-name="ce141" office:value-type="string" calcext:value-type="string">
            <text:p>2680:20</text:p>
          </table:table-cell>
          <table:table-cell table:style-name="ce28"/>
          <table:table-cell table:style-name="ce157" office:value-type="string" calcext:value-type="string">
            <text:p>3180:20</text:p>
          </table:table-cell>
          <table:table-cell table:style-name="ce216" table:formula="of:=IF([.$G74] = 0; &quot;N/A&quot;; [.$G74] - [.$H$5])" office:value-type="time" office:time-value="PT377H49M00S" calcext:value-type="time">
            <text:p>377:49:00</text:p>
          </table:table-cell>
          <table:table-cell table:style-name="ce230" table:formula="of:=IF([.$F74] = 0; &quot;N/A&quot;; [.$F7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Gumowe elastyczne przewody przedziału silnikowego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85/2013</text:p>
          </table:table-cell>
          <table:table-cell table:style-name="ce28" office:value-type="string" calcext:value-type="string">
            <text:p>5 lat</text:p>
          </table:table-cell>
          <table:table-cell table:style-name="ce140" office:value-type="date" office:date-value="2013-07-05" calcext:value-type="date">
            <text:p>05.07.2013</text:p>
          </table:table-cell>
          <table:table-cell table:style-name="ce175" office:value-type="date" office:date-value="2018-07-04" calcext:value-type="date">
            <text:p>4.07.2018</text:p>
          </table:table-cell>
          <table:table-cell table:style-name="ce157"/>
          <table:table-cell table:style-name="ce216" table:formula="of:=IF([.$G75] = 0; &quot;N/A&quot;; [.$G75] - [.$H$5])" office:value-type="string" office:string-value="N/A" calcext:value-type="string">
            <text:p>N/A</text:p>
          </table:table-cell>
          <table:table-cell table:style-name="ce230" table:formula="of:=IF([.$F75] = 0; &quot;N/A&quot;; [.$F75]-[.$H$3])" office:value-type="float" office:value="709" calcext:value-type="float">
            <text:p>709</text:p>
          </table:table-cell>
          <table:table-cell table:style-name="ce242" table:number-columns-repeated="1015"/>
        </table:table-row>
        <table:table-row table:style-name="ro13">
          <table:table-cell table:style-name="ce10" office:value-type="string" calcext:value-type="string">
            <text:p>Przewody instalacji próżniowej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04/2008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08-06-27" calcext:value-type="date">
            <text:p>27.06.2008</text:p>
          </table:table-cell>
          <table:table-cell table:style-name="ce175" office:value-type="date" office:date-value="2018-06-26" calcext:value-type="date">
            <text:p>26.06.2018</text:p>
          </table:table-cell>
          <table:table-cell table:style-name="ce157"/>
          <table:table-cell table:style-name="ce216" table:formula="of:=IF([.$G76] = 0; &quot;N/A&quot;; [.$G76] - [.$H$5])" office:value-type="string" office:string-value="N/A" calcext:value-type="string">
            <text:p>N/A</text:p>
          </table:table-cell>
          <table:table-cell table:style-name="ce230" table:formula="of:=IF([.$F76] = 0; &quot;N/A&quot;; [.$F76]-[.$H$3])" office:value-type="float" office:value="701" calcext:value-type="float">
            <text:p>701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Gaśnica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ARC Nr A56003-1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10-06-28" calcext:value-type="date">
            <text:p>28.06.2010</text:p>
          </table:table-cell>
          <table:table-cell table:style-name="ce175" office:value-type="date" office:date-value="2020-06-27" calcext:value-type="date">
            <text:p>27.06.2020</text:p>
          </table:table-cell>
          <table:table-cell table:style-name="ce157"/>
          <table:table-cell table:style-name="ce216" table:formula="of:=IF([.$G77] = 0; &quot;N/A&quot;; [.$G77] - [.$H$5])" office:value-type="string" office:string-value="N/A" calcext:value-type="string">
            <text:p>N/A</text:p>
          </table:table-cell>
          <table:table-cell table:style-name="ce230" table:formula="of:=IF([.$F77] = 0; &quot;N/A&quot;; [.$F77]-[.$H$3])" office:value-type="float" office:value="1433" calcext:value-type="float">
            <text:p>1433</text:p>
          </table:table-cell>
          <table:table-cell table:style-name="ce242" table:number-columns-repeated="1015"/>
        </table:table-row>
        <table:table-row table:style-name="ro14">
          <table:table-cell table:style-name="ce10" office:value-type="string" calcext:value-type="string">
            <text:p>Kompensacja busoli magnetycznej – przegląd specjalny 1000 FH</text:p>
          </table:table-cell>
          <table:table-cell table:style-name="ce28" office:value-type="string" calcext:value-type="string">
            <text:p>Serwis</text:p>
          </table:table-cell>
          <table:table-cell table:style-name="ce28" office:value-type="string" calcext:value-type="string">
            <text:p>PO/85/2013</text:p>
          </table:table-cell>
          <table:table-cell table:style-name="ce28" office:value-type="string" calcext:value-type="string">
            <text:p>1000 h</text:p>
          </table:table-cell>
          <table:table-cell table:style-name="ce141" office:value-type="string" calcext:value-type="string">
            <text:p>2431:00</text:p>
          </table:table-cell>
          <table:table-cell table:style-name="ce28"/>
          <table:table-cell table:style-name="ce157" office:value-type="string" calcext:value-type="string">
            <text:p>3431:00</text:p>
          </table:table-cell>
          <table:table-cell table:style-name="ce216" table:formula="of:=IF([.$G78] = 0; &quot;N/A&quot;; [.$G78] - [.$H$5])" office:value-type="time" office:time-value="PT628H29M00.000000001S" calcext:value-type="time">
            <text:p>628:29:00</text:p>
          </table:table-cell>
          <table:table-cell table:style-name="ce230" table:formula="of:=IF([.$F78] = 0; &quot;N/A&quot;; [.$F78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Ważenie W&amp;B</text:p>
          </table:table-cell>
          <table:table-cell table:style-name="ce28" office:value-type="string" calcext:value-type="string">
            <text:p>Serwis</text:p>
          </table:table-cell>
          <table:table-cell table:style-name="ce28" office:value-type="string" calcext:value-type="string">
            <text:p>PO/56/2015</text:p>
          </table:table-cell>
          <table:table-cell table:style-name="ce28" office:value-type="string" calcext:value-type="string">
            <text:p>4 lata</text:p>
          </table:table-cell>
          <table:table-cell table:style-name="ce140" office:value-type="date" office:date-value="2015-06-24" calcext:value-type="date">
            <text:p>24.06.2015</text:p>
          </table:table-cell>
          <table:table-cell table:style-name="ce175" office:value-type="date" office:date-value="2019-06-23" calcext:value-type="date">
            <text:p>23.06.2019</text:p>
          </table:table-cell>
          <table:table-cell table:style-name="ce157"/>
          <table:table-cell table:style-name="ce216" table:formula="of:=IF([.$G79] = 0; &quot;N/A&quot;; [.$G79] - [.$H$5])" office:value-type="string" office:string-value="N/A" calcext:value-type="string">
            <text:p>N/A</text:p>
          </table:table-cell>
          <table:table-cell table:style-name="ce230" table:formula="of:=IF([.$F79] = 0; &quot;N/A&quot;; [.$F79]-[.$H$3])" office:value-type="float" office:value="1063" calcext:value-type="float">
            <text:p>1063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Poświadczenie ARC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LTT/15/089</text:p>
          </table:table-cell>
          <table:table-cell table:style-name="ce28" office:value-type="string" calcext:value-type="string">
            <text:p>1 rok</text:p>
          </table:table-cell>
          <table:table-cell table:style-name="ce140" office:value-type="date" office:date-value="2015-07-14" calcext:value-type="date">
            <text:p>14.07.2015</text:p>
          </table:table-cell>
          <table:table-cell table:style-name="ce175" office:value-type="date" office:date-value="2017-07-13" calcext:value-type="date">
            <text:p>13.07.2017</text:p>
          </table:table-cell>
          <table:table-cell table:style-name="ce157"/>
          <table:table-cell table:style-name="ce216" table:formula="of:=IF([.$G80] = 0; &quot;N/A&quot;; [.$G80] - [.$H$5])" office:value-type="string" office:string-value="N/A" calcext:value-type="string">
            <text:p>N/A</text:p>
          </table:table-cell>
          <table:table-cell table:style-name="ce230" table:formula="of:=IF([.$F80] = 0; &quot;N/A&quot;; [.$F80]-[.$H$3])" office:value-type="float" office:value="353" calcext:value-type="float">
            <text:p>353</text:p>
          </table:table-cell>
          <table:table-cell table:style-name="ce242" table:number-columns-repeated="1015"/>
        </table:table-row>
        <table:table-row table:style-name="ro12">
          <table:table-cell table:style-name="ce10" office:value-type="string" calcext:value-type="string">
            <text:p>Ubezpieczenie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CAT/000640/15</text:p>
          </table:table-cell>
          <table:table-cell table:style-name="ce28" office:value-type="string" calcext:value-type="string">
            <text:p>1 rok</text:p>
          </table:table-cell>
          <table:table-cell table:style-name="ce140" office:value-type="date" office:date-value="2015-09-01" calcext:value-type="date">
            <text:p>01.09.2015</text:p>
          </table:table-cell>
          <table:table-cell table:style-name="ce175" office:value-type="date" office:date-value="2016-08-29" calcext:value-type="date">
            <text:p>29.08.2016</text:p>
          </table:table-cell>
          <table:table-cell table:style-name="ce157"/>
          <table:table-cell table:style-name="ce216" table:formula="of:=IF([.$G81] = 0; &quot;N/A&quot;; [.$G81] - [.$H$5])" office:value-type="string" office:string-value="N/A" calcext:value-type="string">
            <text:p>N/A</text:p>
          </table:table-cell>
          <table:table-cell table:style-name="ce230" table:formula="of:=IF([.$F81] = 0; &quot;N/A&quot;; [.$F81]-[.$H$3])" office:value-type="float" office:value="35" calcext:value-type="float">
            <text:p>35</text:p>
          </table:table-cell>
          <table:table-cell table:style-name="ce242" table:number-columns-repeated="1015"/>
        </table:table-row>
        <table:table-row table:style-name="ro13">
          <table:table-cell table:style-name="ce10" office:value-type="string" calcext:value-type="string">
            <text:p>Pozwolenie na używanie radiostacji pokładowej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B/1819/11</text:p>
          </table:table-cell>
          <table:table-cell table:style-name="ce28" office:value-type="string" calcext:value-type="string">
            <text:p>10 lat</text:p>
          </table:table-cell>
          <table:table-cell table:style-name="ce140" office:value-type="date" office:date-value="2011-08-01" calcext:value-type="date">
            <text:p>01.08.2011</text:p>
          </table:table-cell>
          <table:table-cell table:style-name="ce175" office:value-type="date" office:date-value="2021-07-31" calcext:value-type="date">
            <text:p>31.07.2021</text:p>
          </table:table-cell>
          <table:table-cell table:style-name="ce157"/>
          <table:table-cell table:style-name="ce216" table:formula="of:=IF([.$G82] = 0; &quot;N/A&quot;; [.$G82] - [.$H$5])" office:value-type="string" office:string-value="N/A" calcext:value-type="string">
            <text:p>N/A</text:p>
          </table:table-cell>
          <table:table-cell table:style-name="ce230" table:formula="of:=IF([.$F82] = 0; &quot;N/A&quot;; [.$F82]-[.$H$3])" office:value-type="float" office:value="1832" calcext:value-type="float">
            <text:p>1832</text:p>
          </table:table-cell>
          <table:table-cell table:style-name="ce242" table:number-columns-repeated="1015"/>
        </table:table-row>
        <table:table-row table:style-name="ro9">
          <table:table-cell table:style-name="ce10" office:value-type="string" calcext:value-type="string">
            <text:p>Sprzęgło pompy próżniowej</text:p>
          </table:table-cell>
          <table:table-cell table:style-name="ce28" office:value-type="string" calcext:value-type="string">
            <text:p>Wymiana</text:p>
          </table:table-cell>
          <table:table-cell table:style-name="ce28" office:value-type="string" calcext:value-type="string">
            <text:p>PO/67/2014</text:p>
          </table:table-cell>
          <table:table-cell table:style-name="ce28" office:value-type="string" calcext:value-type="string">
            <text:p>6 lat</text:p>
          </table:table-cell>
          <table:table-cell table:style-name="ce140" office:value-type="date" office:date-value="2014-06-24" calcext:value-type="date">
            <text:p>24.06.2014</text:p>
          </table:table-cell>
          <table:table-cell table:style-name="ce175" office:value-type="date" office:date-value="2020-06-22" calcext:value-type="date">
            <text:p>22.06.2020</text:p>
          </table:table-cell>
          <table:table-cell table:style-name="ce157"/>
          <table:table-cell table:style-name="ce216" table:formula="of:=IF([.$G83] = 0; &quot;N/A&quot;; [.$G83] - [.$H$5])" office:value-type="string" office:string-value="N/A" calcext:value-type="string">
            <text:p>N/A</text:p>
          </table:table-cell>
          <table:table-cell table:style-name="ce230" table:formula="of:=IF([.$F83] = 0; &quot;N/A&quot;; [.$F83]-[.$H$3])" office:value-type="float" office:value="1428" calcext:value-type="float">
            <text:p>1428</text:p>
          </table:table-cell>
          <table:table-cell table:style-name="ce242" table:number-columns-repeated="1015"/>
        </table:table-row>
        <table:table-row table:style-name="ro6">
          <table:table-cell table:style-name="ce11" office:value-type="string" calcext:value-type="string" table:number-columns-spanned="7" table:number-rows-spanned="1">
            <text:p>SILNIK</text:p>
          </table:table-cell>
          <table:covered-table-cell table:number-columns-repeated="2" table:style-name="ce23"/>
          <table:covered-table-cell table:style-name="ce75"/>
          <table:covered-table-cell table:style-name="ce122"/>
          <table:covered-table-cell table:number-columns-repeated="2" table:style-name="ce23"/>
          <table:table-cell table:style-name="ce220" table:number-columns-spanned="2" table:number-rows-spanned="3"/>
          <table:covered-table-cell table:style-name="ce233"/>
          <table:table-cell table:style-name="ce215" table:number-columns-repeated="3"/>
          <table:table-cell/>
          <table:table-cell table:style-name="ce215" table:number-columns-repeated="1011"/>
        </table:table-row>
        <table:table-row table:style-name="ro5">
          <table:table-cell table:style-name="ce12" office:value-type="string" calcext:value-type="string">
            <text:p>Silnik: Continental GO-300-E</text:p>
          </table:table-cell>
          <table:table-cell table:style-name="ce29" office:value-type="string" calcext:value-type="string">
            <text:p><text:s/>Nr fabr. 12634-1-C</text:p>
          </table:table-cell>
          <table:table-cell table:style-name="ce29" office:value-type="string" calcext:value-type="string">
            <text:p>Rok budowy: 1964</text:p>
          </table:table-cell>
          <table:table-cell table:style-name="ce97" office:value-type="string" calcext:value-type="string" table:number-columns-spanned="2" table:number-rows-spanned="1">
            <text:p>Certyfikat typu: E-298</text:p>
          </table:table-cell>
          <table:covered-table-cell table:style-name="ce142"/>
          <table:table-cell table:style-name="ce29" office:value-type="string" calcext:value-type="string" table:number-columns-spanned="2" table:number-rows-spanned="1">
            <text:p>POT: TODO</text:p>
          </table:table-cell>
          <table:covered-table-cell table:style-name="ce29"/>
          <table:covered-table-cell table:style-name="ce220"/>
          <table:covered-table-cell table:style-name="ce233"/>
          <table:table-cell table:style-name="ce245" table:number-columns-repeated="3"/>
          <table:table-cell/>
          <table:table-cell table:style-name="ce245" table:number-columns-repeated="1011"/>
        </table:table-row>
        <table:table-row table:style-name="ro7">
          <table:table-cell table:style-name="ce13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9"/>
          <table:covered-table-cell table:style-name="ce97"/>
          <table:covered-table-cell table:style-name="ce142"/>
          <table:covered-table-cell table:number-columns-repeated="2" table:style-name="ce29"/>
          <table:covered-table-cell table:style-name="ce220"/>
          <table:covered-table-cell table:style-name="ce233"/>
          <table:table-cell table:style-name="ce245" table:number-columns-repeated="3"/>
          <table:table-cell table:style-name="ce215"/>
          <table:table-cell table:style-name="ce245" table:number-columns-repeated="1011"/>
        </table:table-row>
        <table:table-row table:style-name="ro8">
          <table:table-cell table:style-name="ce11" office:value-type="string" calcext:value-type="string">
            <text:p>Paczka obsługowa/SB/AD</text:p>
          </table:table-cell>
          <table:table-cell table:style-name="ce30" office:value-type="string" calcext:value-type="string">
            <text:p>Typ operacji</text:p>
          </table:table-cell>
          <table:table-cell table:style-name="ce30" office:value-type="string" calcext:value-type="string">
            <text:p>Ident. Prac obsługowych </text:p>
          </table:table-cell>
          <table:table-cell table:style-name="ce98" office:value-type="string" calcext:value-type="string">
            <text:p>Data wykonania</text:p>
          </table:table-cell>
          <table:table-cell table:style-name="ce143" office:value-type="string" calcext:value-type="string">
            <text:p>Przy nalocie (FH)</text:p>
          </table:table-cell>
          <table:table-cell table:style-name="ce30" office:value-type="string" calcext:value-type="string">
            <text:p>Następne dnia</text:p>
          </table:table-cell>
          <table:table-cell table:style-name="ce11" office:value-type="string" calcext:value-type="string">
            <text:p>Następne przy nalocie (FH)</text:p>
          </table:table-cell>
          <table:table-cell table:style-name="ce221" office:value-type="string" calcext:value-type="string">
            <text:p>Zostało FH</text:p>
          </table:table-cell>
          <table:table-cell table:style-name="ce234" office:value-type="string" calcext:value-type="string">
            <text:p>Zostało dni</text:p>
          </table:table-cell>
          <table:table-cell table:style-name="ce245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5-29" calcext:value-type="date">
            <text:p>29.05.2014</text:p>
          </table:table-cell>
          <table:table-cell table:style-name="ce124"/>
          <table:table-cell table:style-name="ce176" office:value-type="date" office:date-value="2019-05-28" calcext:value-type="date">
            <text:p>28.05.2019</text:p>
          </table:table-cell>
          <table:table-cell table:style-name="ce124"/>
          <table:table-cell table:style-name="ce216" table:formula="of:=IF([.$G88] = 0; &quot;N/A&quot;; [.$G88] - [.$H$5])" office:value-type="string" office:string-value="N/A" calcext:value-type="string">
            <text:p>N/A</text:p>
          </table:table-cell>
          <table:table-cell table:style-name="ce230" table:formula="of:=IF([.$F88] = 0; &quot;N/A&quot;; [.$F88]-[.$H$3])" office:value-type="float" office:value="1037" calcext:value-type="float">
            <text:p>1037</text:p>
          </table:table-cell>
          <table:table-cell table:style-name="ce242" table:number-columns-repeated="3"/>
          <table:table-cell table:style-name="ce260"/>
          <table:table-cell table:style-name="ce242" table:number-columns-repeated="1011"/>
        </table:table-row>
        <table:table-row table:style-name="ro12">
          <table:table-cell table:style-name="ce6" office:value-type="string" calcext:value-type="string">
            <text:p>Przegląd 25 FH</text:p>
          </table:table-cell>
          <table:table-cell table:style-name="ce25" office:value-type="string" calcext:value-type="string">
            <text:p>Serwis</text:p>
          </table:table-cell>
          <table:table-cell table:style-name="ce55" office:value-type="string" calcext:value-type="string">
            <text:p>MM/29/2016</text:p>
          </table:table-cell>
          <table:table-cell table:style-name="ce99" office:value-type="date" office:date-value="2016-06-18" calcext:value-type="date">
            <text:p>18.06.2016</text:p>
          </table:table-cell>
          <table:table-cell table:style-name="ce144" office:value-type="string" calcext:value-type="string">
            <text:p>2796:34</text:p>
          </table:table-cell>
          <table:table-cell table:style-name="ce55"/>
          <table:table-cell table:style-name="ce199" office:value-type="time" office:time-value="PT2821H34M00S" calcext:value-type="time">
            <text:p>2821:34:00</text:p>
          </table:table-cell>
          <table:table-cell table:style-name="ce216" table:formula="of:=IF([.$G89] = 0; &quot;N/A&quot;; [.$G89] - [.$H$5])" office:value-type="time" office:time-value="PT19H03M00S" calcext:value-type="time">
            <text:p>19:03:00</text:p>
          </table:table-cell>
          <table:table-cell table:style-name="ce230" table:formula="of:=IF([.$F89] = 0; &quot;N/A&quot;; [.$F89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60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5" office:value-type="string" calcext:value-type="string">
            <text:p>Serwis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77"/>
          <table:table-cell table:style-name="ce200" office:value-type="string" calcext:value-type="string">
            <text:p>2872:48</text:p>
          </table:table-cell>
          <table:table-cell table:style-name="ce216" table:formula="of:=IF([.$G90] = 0; &quot;N/A&quot;; [.$G90] - [.$H$5])" office:value-type="time" office:time-value="PT70H17M00S" calcext:value-type="time">
            <text:p>70:17:00</text:p>
          </table:table-cell>
          <table:table-cell table:style-name="ce230" table:formula="of:=IF([.$F90] = 0; &quot;N/A&quot;; [.$F90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PO/05/2015</text:p>
          </table:table-cell>
          <table:table-cell table:style-name="ce77" office:value-type="date" office:date-value="2015-02-04" calcext:value-type="date">
            <text:p>04.02.2015</text:p>
          </table:table-cell>
          <table:table-cell table:style-name="ce124" office:value-type="string" calcext:value-type="string">
            <text:p>2630:56</text:p>
          </table:table-cell>
          <table:table-cell table:style-name="ce25"/>
          <table:table-cell table:style-name="ce124" office:value-type="string" calcext:value-type="string">
            <text:p>2830:56</text:p>
          </table:table-cell>
          <table:table-cell table:style-name="ce216" table:formula="of:=IF([.$G91] = 0; &quot;N/A&quot;; [.$G91] - [.$H$5])" office:value-type="time" office:time-value="PT28H24M59.999999999S" calcext:value-type="time">
            <text:p>28:25:00</text:p>
          </table:table-cell>
          <table:table-cell table:style-name="ce230" table:formula="of:=IF([.$F91] = 0; &quot;N/A&quot;; [.$F9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5" office:value-type="string" calcext:value-type="string">
            <text:p>Serwis</text:p>
          </table:table-cell>
          <table:table-cell table:style-name="ce25" office:value-type="string" calcext:value-type="string">
            <text:p>MM/28/2015</text:p>
          </table:table-cell>
          <table:table-cell table:style-name="ce77" office:value-type="date" office:date-value="2015-11-25" calcext:value-type="date">
            <text:p>25.11.2015</text:p>
          </table:table-cell>
          <table:table-cell table:style-name="ce124" office:value-type="string" calcext:value-type="string">
            <text:p>2732:25</text:p>
          </table:table-cell>
          <table:table-cell table:style-name="ce25"/>
          <table:table-cell table:style-name="ce124" office:value-type="string" calcext:value-type="string">
            <text:p>3032:25</text:p>
          </table:table-cell>
          <table:table-cell table:style-name="ce216" table:formula="of:=IF([.$G92] = 0; &quot;N/A&quot;; [.$G92] - [.$H$5])" office:value-type="time" office:time-value="PT229H54M00S" calcext:value-type="time">
            <text:p>229:54:00</text:p>
          </table:table-cell>
          <table:table-cell table:style-name="ce230" table:formula="of:=IF([.$F92] = 0; &quot;N/A&quot;; [.$F92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49/2015</text:p>
          </table:table-cell>
          <table:table-cell table:style-name="ce77" office:value-type="date" office:date-value="2015-05-20" calcext:value-type="date">
            <text:p>20.05.2015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93] = 0; &quot;N/A&quot;; [.$G93] - [.$H$5])" office:value-type="time" office:time-value="PT377H49M00S" calcext:value-type="time">
            <text:p>377:49:00</text:p>
          </table:table-cell>
          <table:table-cell table:style-name="ce230" table:formula="of:=IF([.$F93] = 0; &quot;N/A&quot;; [.$F93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5" office:value-type="string" calcext:value-type="string">
            <text:p>Serwis</text:p>
          </table:table-cell>
          <table:table-cell table:style-name="ce57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24"/>
          <table:table-cell table:style-name="ce165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94] = 0; &quot;N/A&quot;; [.$G94] - [.$H$5])" office:value-type="string" office:string-value="N/A" calcext:value-type="string">
            <text:p>N/A</text:p>
          </table:table-cell>
          <table:table-cell table:style-name="ce230" table:formula="of:=IF([.$F94] = 0; &quot;N/A&quot;; [.$F94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5" office:value-type="string" calcext:value-type="string">
            <text:p>Serwis</text:p>
          </table:table-cell>
          <table:table-cell table:style-name="ce58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25"/>
          <table:table-cell table:style-name="ce124" office:value-type="string" calcext:value-type="string">
            <text:p>2872:48</text:p>
          </table:table-cell>
          <table:table-cell table:style-name="ce216" table:formula="of:=IF([.$G95] = 0; &quot;N/A&quot;; [.$G95] - [.$H$5])" office:value-type="time" office:time-value="PT70H17M00S" calcext:value-type="time">
            <text:p>70:17:00</text:p>
          </table:table-cell>
          <table:table-cell table:style-name="ce230" table:formula="of:=IF([.$F95] = 0; &quot;N/A&quot;; [.$F9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5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65" office:value-type="date" office:date-value="2017-05-22" calcext:value-type="date">
            <text:p>22.05.2017</text:p>
          </table:table-cell>
          <table:table-cell table:style-name="ce124" office:value-type="string" calcext:value-type="string">
            <text:p>2872:48</text:p>
          </table:table-cell>
          <table:table-cell table:style-name="ce216" table:formula="of:=IF([.$G96] = 0; &quot;N/A&quot;; [.$G96] - [.$H$5])" office:value-type="time" office:time-value="PT70H17M00S" calcext:value-type="time">
            <text:p>70:17:00</text:p>
          </table:table-cell>
          <table:table-cell table:style-name="ce230" table:formula="of:=IF([.$F96] = 0; &quot;N/A&quot;; [.$F96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5" office:value-type="string" calcext:value-type="string">
            <text:p>Inspekcja</text:p>
          </table:table-cell>
          <table:table-cell table:style-name="ce60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78"/>
          <table:table-cell table:style-name="ce201" office:value-type="string" calcext:value-type="string">
            <text:p>2872:48</text:p>
          </table:table-cell>
          <table:table-cell table:style-name="ce216" table:formula="of:=IF([.$G97] = 0; &quot;N/A&quot;; [.$G97] - [.$H$5])" office:value-type="time" office:time-value="PT70H17M00S" calcext:value-type="time">
            <text:p>70:17:00</text:p>
          </table:table-cell>
          <table:table-cell table:style-name="ce230" table:formula="of:=IF([.$F97] = 0; &quot;N/A&quot;; [.$F97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5" office:value-type="string" calcext:value-type="string">
            <text:p>Inspekcja</text:p>
          </table:table-cell>
          <table:table-cell table:style-name="ce61" office:value-type="string" calcext:value-type="string">
            <text:p>MM/24/2016</text:p>
          </table:table-cell>
          <table:table-cell table:style-name="ce105" office:value-type="date" office:date-value="2016-05-22" calcext:value-type="date">
            <text:p>22.05.2016</text:p>
          </table:table-cell>
          <table:table-cell table:style-name="ce149"/>
          <table:table-cell table:style-name="ce179" office:value-type="date" office:date-value="2017-05-22" calcext:value-type="date">
            <text:p>22.05.2017</text:p>
          </table:table-cell>
          <table:table-cell table:style-name="ce202"/>
          <table:table-cell table:style-name="ce216" table:formula="of:=IF([.$G98] = 0; &quot;N/A&quot;; [.$G98] - [.$H$5])" office:value-type="string" office:string-value="N/A" calcext:value-type="string">
            <text:p>N/A</text:p>
          </table:table-cell>
          <table:table-cell table:style-name="ce230" table:formula="of:=IF([.$F98] = 0; &quot;N/A&quot;; [.$F98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5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0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203" office:value-type="string" calcext:value-type="string">
            <text:p>2872:48</text:p>
          </table:table-cell>
          <table:table-cell table:style-name="ce216" table:formula="of:=IF([.$G99] = 0; &quot;N/A&quot;; [.$G99] - [.$H$5])" office:value-type="time" office:time-value="PT70H17M00S" calcext:value-type="time">
            <text:p>70:17:00</text:p>
          </table:table-cell>
          <table:table-cell table:style-name="ce230" table:formula="of:=IF([.$F99] = 0; &quot;N/A&quot;; [.$F99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4-06-24" calcext:value-type="date">
            <text:p>24.06.2014</text:p>
          </table:table-cell>
          <table:table-cell table:style-name="ce124" office:value-type="string" calcext:value-type="string">
            <text:p>2455:00</text:p>
          </table:table-cell>
          <table:table-cell table:style-name="ce25"/>
          <table:table-cell table:style-name="ce124" office:value-type="string" calcext:value-type="string">
            <text:p>2955:00</text:p>
          </table:table-cell>
          <table:table-cell table:style-name="ce216" table:formula="of:=IF([.$G100] = 0; &quot;N/A&quot;; [.$G100] - [.$H$5])" office:value-type="time" office:time-value="PT152H29M00S" calcext:value-type="time">
            <text:p>152:29:00</text:p>
          </table:table-cell>
          <table:table-cell table:style-name="ce230" table:formula="of:=IF([.$F100] = 0; &quot;N/A&quot;; [.$F100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5" office:value-type="string" calcext:value-type="string">
            <text:p>Inspekcja</text:p>
          </table:table-cell>
          <table:table-cell table:style-name="ce63" office:value-type="string" calcext:value-type="string">
            <text:p>MM/24/2016</text:p>
          </table:table-cell>
          <table:table-cell table:style-name="ce107" office:value-type="date" office:date-value="2016-05-22" calcext:value-type="date">
            <text:p>22.05.2016</text:p>
          </table:table-cell>
          <table:table-cell table:style-name="ce151" office:value-type="string" calcext:value-type="string">
            <text:p>2772:48</text:p>
          </table:table-cell>
          <table:table-cell table:style-name="ce181"/>
          <table:table-cell table:style-name="ce204" office:value-type="string" calcext:value-type="string">
            <text:p>2872:48</text:p>
          </table:table-cell>
          <table:table-cell table:style-name="ce216" table:formula="of:=IF([.$G101] = 0; &quot;N/A&quot;; [.$G101] - [.$H$5])" office:value-type="time" office:time-value="PT70H17M00S" calcext:value-type="time">
            <text:p>70:17:00</text:p>
          </table:table-cell>
          <table:table-cell table:style-name="ce230" table:formula="of:=IF([.$F101] = 0; &quot;N/A&quot;; [.$F10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5" office:value-type="string" calcext:value-type="string">
            <text:p>Inspekcja</text:p>
          </table:table-cell>
          <table:table-cell table:style-name="ce64" office:value-type="string" calcext:value-type="string">
            <text:p>MM/24/2016</text:p>
          </table:table-cell>
          <table:table-cell table:style-name="ce108" office:value-type="date" office:date-value="2016-05-22" calcext:value-type="date">
            <text:p>22.05.2016</text:p>
          </table:table-cell>
          <table:table-cell table:style-name="ce152" office:value-type="string" calcext:value-type="string">
            <text:p>2772:48</text:p>
          </table:table-cell>
          <table:table-cell table:style-name="ce182"/>
          <table:table-cell table:style-name="ce205" office:value-type="string" calcext:value-type="string">
            <text:p>2872:48</text:p>
          </table:table-cell>
          <table:table-cell table:style-name="ce216" table:formula="of:=IF([.$G102] = 0; &quot;N/A&quot;; [.$G102] - [.$H$5])" office:value-type="time" office:time-value="PT70H17M00S" calcext:value-type="time">
            <text:p>70:17:00</text:p>
          </table:table-cell>
          <table:table-cell table:style-name="ce230" table:formula="of:=IF([.$F102] = 0; &quot;N/A&quot;; [.$F102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5" office:value-type="string" calcext:value-type="string">
            <text:p>Inspekcja</text:p>
          </table:table-cell>
          <table:table-cell table:style-name="ce65" office:value-type="string" calcext:value-type="string">
            <text:p>MM/24/2016</text:p>
          </table:table-cell>
          <table:table-cell table:style-name="ce109" office:value-type="date" office:date-value="2016-05-22" calcext:value-type="date">
            <text:p>22.05.2016</text:p>
          </table:table-cell>
          <table:table-cell table:style-name="ce153" office:value-type="string" calcext:value-type="string">
            <text:p>2772:48</text:p>
          </table:table-cell>
          <table:table-cell table:style-name="ce183"/>
          <table:table-cell table:style-name="ce206" office:value-type="string" calcext:value-type="string">
            <text:p>2872:48</text:p>
          </table:table-cell>
          <table:table-cell table:style-name="ce216" table:formula="of:=IF([.$G103] = 0; &quot;N/A&quot;; [.$G103] - [.$H$5])" office:value-type="time" office:time-value="PT70H17M00S" calcext:value-type="time">
            <text:p>70:17:00</text:p>
          </table:table-cell>
          <table:table-cell table:style-name="ce230" table:formula="of:=IF([.$F103] = 0; &quot;N/A&quot;; [.$F103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5" office:value-type="string" calcext:value-type="string">
            <text:p>Inspekcja</text:p>
          </table:table-cell>
          <table:table-cell table:style-name="ce66" office:value-type="string" calcext:value-type="string">
            <text:p>MM/24/2016</text:p>
          </table:table-cell>
          <table:table-cell table:style-name="ce110" office:value-type="date" office:date-value="2016-05-22" calcext:value-type="date">
            <text:p>22.05.2016</text:p>
          </table:table-cell>
          <table:table-cell table:style-name="ce154" office:value-type="string" calcext:value-type="string">
            <text:p>2772:48</text:p>
          </table:table-cell>
          <table:table-cell table:style-name="ce184"/>
          <table:table-cell table:style-name="ce207" office:value-type="string" calcext:value-type="string">
            <text:p>2872:48</text:p>
          </table:table-cell>
          <table:table-cell table:style-name="ce216" table:formula="of:=IF([.$G104] = 0; &quot;N/A&quot;; [.$G104] - [.$H$5])" office:value-type="time" office:time-value="PT70H17M00S" calcext:value-type="time">
            <text:p>70:17:00</text:p>
          </table:table-cell>
          <table:table-cell table:style-name="ce230" table:formula="of:=IF([.$F104] = 0; &quot;N/A&quot;; [.$F10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5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55" office:value-type="string" calcext:value-type="string">
            <text:p>2772:48</text:p>
          </table:table-cell>
          <table:table-cell table:style-name="ce185"/>
          <table:table-cell table:style-name="ce208" office:value-type="string" calcext:value-type="string">
            <text:p>2872:48</text:p>
          </table:table-cell>
          <table:table-cell table:style-name="ce216" table:formula="of:=IF([.$G105] = 0; &quot;N/A&quot;; [.$G105] - [.$H$5])" office:value-type="time" office:time-value="PT70H17M00S" calcext:value-type="time">
            <text:p>70:17:00</text:p>
          </table:table-cell>
          <table:table-cell table:style-name="ce230" table:formula="of:=IF([.$F105] = 0; &quot;N/A&quot;; [.$F10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41/2015</text:p>
          </table:table-cell>
          <table:table-cell table:style-name="ce77" office:value-type="date" office:date-value="2015-05-20" calcext:value-type="date">
            <text:p>20.05.2015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06] = 0; &quot;N/A&quot;; [.$G106] - [.$H$5])" office:value-type="time" office:time-value="PT377H49M00S" calcext:value-type="time">
            <text:p>377:49:00</text:p>
          </table:table-cell>
          <table:table-cell table:style-name="ce230" table:formula="of:=IF([.$F106] = 0; &quot;N/A&quot;; [.$F106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14" office:value-type="string" calcext:value-type="string">
            <text:p>AD 94-05-05 R1</text:p>
          </table:table-cell>
          <table:table-cell table:style-name="ce31" office:value-type="string" calcext:value-type="string">
            <text:p>Inspekcja</text:p>
          </table:table-cell>
          <table:table-cell table:style-name="ce68" office:value-type="string" calcext:value-type="string">
            <text:p>EASA Nr C/13/2008</text:p>
          </table:table-cell>
          <table:table-cell table:style-name="ce112" office:value-type="date" office:date-value="2008-06-18" calcext:value-type="date">
            <text:p>18.06.2008</text:p>
          </table:table-cell>
          <table:table-cell table:style-name="ce156" office:value-type="string" calcext:value-type="string">
            <text:p>2186:00</text:p>
          </table:table-cell>
          <table:table-cell table:style-name="ce186" office:value-type="date" office:date-value="2020-06-17" calcext:value-type="date">
            <text:p>06/17/20</text:p>
          </table:table-cell>
          <table:table-cell table:style-name="ce209" office:value-type="string" calcext:value-type="string">
            <text:p>3386:00</text:p>
          </table:table-cell>
          <table:table-cell table:style-name="ce222" table:formula="of:=IF([.$G107] = 0; &quot;N/A&quot;; [.$G107] - [.$H$5])" office:value-type="time" office:time-value="PT583H29M00.000000001S" calcext:value-type="time">
            <text:p>583:29:00</text:p>
          </table:table-cell>
          <table:table-cell table:style-name="ce235" table:formula="of:=IF([.$F107] = 0; &quot;N/A&quot;; [.$F107]-[.$H$3])" office:value-type="float" office:value="1423" calcext:value-type="float">
            <text:p>1423</text:p>
          </table:table-cell>
          <table:table-cell table:style-name="ce246" table:number-columns-repeated="1015"/>
        </table:table-row>
        <table:table-row table:style-name="ro12">
          <table:table-cell table:style-name="ce13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9"/>
          <table:covered-table-cell table:style-name="ce97"/>
          <table:covered-table-cell table:style-name="ce142"/>
          <table:covered-table-cell table:number-columns-repeated="2" table:style-name="ce29"/>
          <table:table-cell table:style-name="ce220" table:number-columns-spanned="2" table:number-rows-spanned="1"/>
          <table:covered-table-cell table:style-name="ce233"/>
          <table:table-cell table:number-columns-repeated="1015"/>
        </table:table-row>
        <table:table-row table:style-name="ro13">
          <table:table-cell table:style-name="ce11" office:value-type="string" calcext:value-type="string">
            <text:p>Podzespół/część</text:p>
          </table:table-cell>
          <table:table-cell table:style-name="ce30" office:value-type="string" calcext:value-type="string">
            <text:p>Typ operacji</text:p>
          </table:table-cell>
          <table:table-cell table:style-name="ce30" office:value-type="string" calcext:value-type="string">
            <text:p>Numer</text:p>
          </table:table-cell>
          <table:table-cell table:style-name="ce98" office:value-type="string" calcext:value-type="string">
            <text:p>Interwał</text:p>
          </table:table-cell>
          <table:table-cell table:style-name="ce143" office:value-type="string" calcext:value-type="string">
            <text:p>Wykonana</text:p>
            <text:p>Dnia/FH</text:p>
          </table:table-cell>
          <table:table-cell table:style-name="ce30" office:value-type="string" calcext:value-type="string">
            <text:p>Następne dnia</text:p>
          </table:table-cell>
          <table:table-cell table:style-name="ce11" office:value-type="string" calcext:value-type="string">
            <text:p>Następne przy nalocie (FH)</text:p>
          </table:table-cell>
          <table:table-cell table:style-name="ce221" office:value-type="string" calcext:value-type="string">
            <text:p>Zostało FH</text:p>
          </table:table-cell>
          <table:table-cell table:style-name="ce234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5" office:value-type="string" calcext:value-type="string">
            <text:p>Wymian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string" calcext:value-type="string">
            <text:p>6 lat</text:p>
          </table:table-cell>
          <table:table-cell table:style-name="ce124" office:value-type="string" calcext:value-type="string">
            <text:p>24.06.2014</text:p>
          </table:table-cell>
          <table:table-cell table:style-name="ce165" office:value-type="date" office:date-value="2020-06-22" calcext:value-type="date">
            <text:p>22.06.2020</text:p>
          </table:table-cell>
          <table:table-cell table:style-name="ce124"/>
          <table:table-cell table:style-name="ce216" table:formula="of:=IF([.$G110] = 0; &quot;N/A&quot;; [.$G110] - [.$H$5])" office:value-type="string" office:string-value="N/A" calcext:value-type="string">
            <text:p>N/A</text:p>
          </table:table-cell>
          <table:table-cell table:style-name="ce230" table:formula="of:=IF([.$F110] = 0; &quot;N/A&quot;; [.$F110]-[.$H$3])" office:value-type="float" office:value="1428" calcext:value-type="float">
            <text:p>1428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5" office:value-type="string" calcext:value-type="string">
            <text:p>Inspekcja</text:p>
          </table:table-cell>
          <table:table-cell table:style-name="ce25"/>
          <table:table-cell table:style-name="ce77" office:value-type="string" calcext:value-type="string">
            <text:p>500 h</text:p>
          </table:table-cell>
          <table:table-cell table:style-name="ce124" office:value-type="string" calcext:value-type="string">
            <text:p>2455:51</text:p>
          </table:table-cell>
          <table:table-cell table:style-name="ce25"/>
          <table:table-cell table:style-name="ce124" office:value-type="string" calcext:value-type="string">
            <text:p>2955:51</text:p>
          </table:table-cell>
          <table:table-cell table:style-name="ce216" table:formula="of:=IF([.$G111] = 0; &quot;N/A&quot;; [.$G111] - [.$H$5])" office:value-type="time" office:time-value="PT153H20M00S" calcext:value-type="time">
            <text:p>153:20:00</text:p>
          </table:table-cell>
          <table:table-cell table:style-name="ce230" table:formula="of:=IF([.$F111] = 0; &quot;N/A&quot;; [.$F111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5" office:value-type="string" calcext:value-type="string">
            <text:p>Wymiana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00 h</text:p>
          </table:table-cell>
          <table:table-cell table:style-name="ce124" office:value-type="string" calcext:value-type="string">
            <text:p>5555:00</text:p>
          </table:table-cell>
          <table:table-cell table:style-name="ce25"/>
          <table:table-cell table:style-name="ce124" office:value-type="string" calcext:value-type="string">
            <text:p>6755:00</text:p>
          </table:table-cell>
          <table:table-cell table:style-name="ce216" table:formula="of:=IF([.$G112] = 0; &quot;N/A&quot;; [.$G112] - [.$H$5])" office:value-type="time" office:time-value="PT3952H28M59.999999998S" calcext:value-type="time">
            <text:p>3952:29:00</text:p>
          </table:table-cell>
          <table:table-cell table:style-name="ce230" table:formula="of:=IF([.$F112] = 0; &quot;N/A&quot;; [.$F112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 lat / 1200 h</text:p>
          </table:table-cell>
          <table:table-cell table:style-name="ce157" office:value-type="string" calcext:value-type="string">
            <text:p>18.06.2008/</text:p>
            <text:p>5555:00</text:p>
          </table:table-cell>
          <table:table-cell table:style-name="ce165" office:value-type="date" office:date-value="2020-06-17" calcext:value-type="date">
            <text:p>17.06.2020</text:p>
          </table:table-cell>
          <table:table-cell table:style-name="ce124" office:value-type="string" calcext:value-type="string">
            <text:p>6755:00</text:p>
          </table:table-cell>
          <table:table-cell table:style-name="ce216" table:formula="of:=IF([.$G113] = 0; &quot;N/A&quot;; [.$G113] - [.$H$5])" office:value-type="time" office:time-value="PT3952H28M59.999999998S" calcext:value-type="time">
            <text:p>3952:29:00</text:p>
          </table:table-cell>
          <table:table-cell table:style-name="ce230" table:formula="of:=IF([.$F113] = 0; &quot;N/A&quot;; [.$F113]-[.$H$3])" office:value-type="float" office:value="1423" calcext:value-type="float">
            <text:p>1423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EASA Nr I/030/2015</text:p>
          </table:table-cell>
          <table:table-cell table:style-name="ce77" office:value-type="string" calcext:value-type="string">
            <text:p>500 h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14] = 0; &quot;N/A&quot;; [.$G114] - [.$H$5])" office:value-type="time" office:time-value="PT377H49M00S" calcext:value-type="time">
            <text:p>377:49:00</text:p>
          </table:table-cell>
          <table:table-cell table:style-name="ce230" table:formula="of:=IF([.$F114] = 0; &quot;N/A&quot;; [.$F114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EASA Nr I/030/2015</text:p>
          </table:table-cell>
          <table:table-cell table:style-name="ce77" office:value-type="string" calcext:value-type="string">
            <text:p>500 h</text:p>
          </table:table-cell>
          <table:table-cell table:style-name="ce124" office:value-type="string" calcext:value-type="string">
            <text:p>2680:20</text:p>
          </table:table-cell>
          <table:table-cell table:style-name="ce25"/>
          <table:table-cell table:style-name="ce124" office:value-type="string" calcext:value-type="string">
            <text:p>3180:20</text:p>
          </table:table-cell>
          <table:table-cell table:style-name="ce216" table:formula="of:=IF([.$G115] = 0; &quot;N/A&quot;; [.$G115] - [.$H$5])" office:value-type="time" office:time-value="PT377H49M00S" calcext:value-type="time">
            <text:p>377:49:00</text:p>
          </table:table-cell>
          <table:table-cell table:style-name="ce230" table:formula="of:=IF([.$F115] = 0; &quot;N/A&quot;; [.$F115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00 h</text:p>
          </table:table-cell>
          <table:table-cell table:style-name="ce124" office:value-type="string" calcext:value-type="string">
            <text:p>2186:00</text:p>
          </table:table-cell>
          <table:table-cell table:style-name="ce25"/>
          <table:table-cell table:style-name="ce124" office:value-type="string" calcext:value-type="string">
            <text:p>3386:00</text:p>
          </table:table-cell>
          <table:table-cell table:style-name="ce216" table:formula="of:=IF([.$G116] = 0; &quot;N/A&quot;; [.$G116] - [.$H$5])" office:value-type="time" office:time-value="PT583H29M00.000000001S" calcext:value-type="time">
            <text:p>583:29:00</text:p>
          </table:table-cell>
          <table:table-cell table:style-name="ce230" table:formula="of:=IF([.$F116] = 0; &quot;N/A&quot;; [.$F116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200 h</text:p>
          </table:table-cell>
          <table:table-cell table:style-name="ce124" office:value-type="string" calcext:value-type="string">
            <text:p>2186:00</text:p>
          </table:table-cell>
          <table:table-cell table:style-name="ce25"/>
          <table:table-cell table:style-name="ce124" office:value-type="string" calcext:value-type="string">
            <text:p>3386:00</text:p>
          </table:table-cell>
          <table:table-cell table:style-name="ce216" table:formula="of:=IF([.$G117] = 0; &quot;N/A&quot;; [.$G117] - [.$H$5])" office:value-type="time" office:time-value="PT583H29M00.000000001S" calcext:value-type="time">
            <text:p>583:29:00</text:p>
          </table:table-cell>
          <table:table-cell table:style-name="ce230" table:formula="of:=IF([.$F117] = 0; &quot;N/A&quot;; [.$F117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Nr C/13/2008</text:p>
          </table:table-cell>
          <table:table-cell table:style-name="ce77" office:value-type="string" calcext:value-type="string">
            <text:p>10 lat / 1200 h</text:p>
          </table:table-cell>
          <table:table-cell table:style-name="ce124" office:value-type="string" calcext:value-type="string">
            <text:p>18.06.2008/</text:p>
            <text:p>2186.00</text:p>
          </table:table-cell>
          <table:table-cell table:style-name="ce165" office:value-type="date" office:date-value="2018-08-17" calcext:value-type="date">
            <text:p>17.08.2018</text:p>
          </table:table-cell>
          <table:table-cell table:style-name="ce124" office:value-type="string" calcext:value-type="string">
            <text:p>3386:00</text:p>
          </table:table-cell>
          <table:table-cell table:style-name="ce216" table:formula="of:=IF([.$G118] = 0; &quot;N/A&quot;; [.$G118] - [.$H$5])" office:value-type="time" office:time-value="PT583H29M00.000000001S" calcext:value-type="time">
            <text:p>583:29:00</text:p>
          </table:table-cell>
          <table:table-cell table:style-name="ce230" table:formula="of:=IF([.$F118] = 0; &quot;N/A&quot;; [.$F118]-[.$H$3])" office:value-type="float" office:value="753" calcext:value-type="float">
            <text:p>753</text:p>
          </table:table-cell>
          <table:table-cell table:style-name="ce242" table:number-columns-repeated="1015"/>
        </table:table-row>
        <table:table-row table:style-name="ro13">
          <table:table-cell table:style-name="ce15" office:value-type="string" calcext:value-type="string">
            <text:p>Silnikowy filtr powietrza</text:p>
          </table:table-cell>
          <table:table-cell table:style-name="ce32" office:value-type="string" calcext:value-type="string">
            <text:p>Wymiana</text:p>
          </table:table-cell>
          <table:table-cell table:style-name="ce69" office:value-type="string" calcext:value-type="string">
            <text:p>MM/28/2015</text:p>
          </table:table-cell>
          <table:table-cell table:style-name="ce113" office:value-type="string" calcext:value-type="string">
            <text:p>3 lata / 300 h</text:p>
          </table:table-cell>
          <table:table-cell table:style-name="ce158" office:value-type="string" calcext:value-type="string">
            <text:p>25.11.2015/</text:p>
            <text:p>2732:25</text:p>
          </table:table-cell>
          <table:table-cell table:style-name="ce187" office:value-type="date" office:date-value="2018-11-22" calcext:value-type="date">
            <text:p>22.11.2018</text:p>
          </table:table-cell>
          <table:table-cell table:style-name="ce158" office:value-type="string" calcext:value-type="string">
            <text:p>3032:25</text:p>
          </table:table-cell>
          <table:table-cell table:style-name="ce223" table:formula="of:=IF([.$G119] = 0; &quot;N/A&quot;; [.$G119] - [.$H$5])" office:value-type="time" office:time-value="PT229H54M00S" calcext:value-type="time">
            <text:p>229:54:00</text:p>
          </table:table-cell>
          <table:table-cell table:style-name="ce236" table:formula="of:=IF([.$F119] = 0; &quot;N/A&quot;; [.$F119]-[.$H$3])" office:value-type="float" office:value="850" calcext:value-type="float">
            <text:p>850</text:p>
          </table:table-cell>
          <table:table-cell table:style-name="ce247" table:number-columns-repeated="1015"/>
        </table:table-row>
        <table:table-row table:style-name="ro6">
          <table:table-cell table:style-name="ce16" office:value-type="string" calcext:value-type="string" table:number-columns-spanned="7" table:number-rows-spanned="1">
            <text:p>ŚMIGŁO</text:p>
          </table:table-cell>
          <table:covered-table-cell table:number-columns-repeated="2" table:style-name="ce33"/>
          <table:covered-table-cell table:style-name="ce114"/>
          <table:covered-table-cell table:style-name="ce159"/>
          <table:covered-table-cell table:number-columns-repeated="2" table:style-name="ce33"/>
          <table:table-cell table:style-name="ce224" table:number-columns-spanned="2" table:number-rows-spanned="3"/>
          <table:covered-table-cell table:style-name="ce237"/>
          <table:table-cell table:style-name="ce245" table:number-columns-repeated="3"/>
          <table:table-cell/>
          <table:table-cell table:style-name="ce245" table:number-columns-repeated="1011"/>
        </table:table-row>
        <table:table-row table:style-name="ro5">
          <table:table-cell table:style-name="ce17" office:value-type="string" calcext:value-type="string">
            <text:p>Śmigło: McCauley 2A31C21-DE/84S</text:p>
          </table:table-cell>
          <table:table-cell table:style-name="ce33" office:value-type="string" calcext:value-type="string">
            <text:p><text:s/>Nr fabr. 697157</text:p>
          </table:table-cell>
          <table:table-cell table:style-name="ce33" office:value-type="string" calcext:value-type="string">
            <text:p>Rok budowy: 1973</text:p>
          </table:table-cell>
          <table:table-cell table:style-name="ce114" office:value-type="string" calcext:value-type="string" table:number-columns-spanned="2" table:number-rows-spanned="1">
            <text:p>Certyfikat typu: P-919</text:p>
          </table:table-cell>
          <table:covered-table-cell table:style-name="ce159"/>
          <table:table-cell table:style-name="ce33" office:value-type="string" calcext:value-type="string" table:number-columns-spanned="2" table:number-rows-spanned="1">
            <text:p>POT: TODO</text:p>
          </table:table-cell>
          <table:covered-table-cell table:style-name="ce33"/>
          <table:covered-table-cell table:style-name="ce224"/>
          <table:covered-table-cell table:style-name="ce237"/>
          <table:table-cell table:style-name="ce245" table:number-columns-repeated="3"/>
          <table:table-cell/>
          <table:table-cell table:style-name="ce245" table:number-columns-repeated="1011"/>
        </table:table-row>
        <table:table-row table:style-name="ro7">
          <table:table-cell table:style-name="ce18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3"/>
          <table:covered-table-cell table:style-name="ce114"/>
          <table:covered-table-cell table:style-name="ce159"/>
          <table:covered-table-cell table:number-columns-repeated="2" table:style-name="ce33"/>
          <table:covered-table-cell table:style-name="ce224"/>
          <table:covered-table-cell table:style-name="ce237"/>
          <table:table-cell table:style-name="ce245" table:number-columns-repeated="1015"/>
        </table:table-row>
        <table:table-row table:style-name="ro8">
          <table:table-cell table:style-name="ce16" office:value-type="string" calcext:value-type="string">
            <text:p>Paczka obsługowa/SB/AD</text:p>
          </table:table-cell>
          <table:table-cell table:style-name="ce34" office:value-type="string" calcext:value-type="string">
            <text:p>Typ operacji</text:p>
          </table:table-cell>
          <table:table-cell table:style-name="ce34" office:value-type="string" calcext:value-type="string">
            <text:p>Ident. Prac obsługowych </text:p>
          </table:table-cell>
          <table:table-cell table:style-name="ce115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4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25" office:value-type="string" calcext:value-type="string">
            <text:p>Zostało FH</text:p>
          </table:table-cell>
          <table:table-cell table:style-name="ce238" office:value-type="string" calcext:value-type="string">
            <text:p>Zostało dni</text:p>
          </table:table-cell>
          <table:table-cell table:style-name="ce245" table:number-columns-repeated="1015"/>
        </table:table-row>
        <table:table-row table:style-name="ro12">
          <table:table-cell table:style-name="ce6" office:value-type="string" calcext:value-type="string">
            <text:p>Przegląd 25 FH</text:p>
          </table:table-cell>
          <table:table-cell table:style-name="ce25" office:value-type="string" calcext:value-type="string">
            <text:p>Serwis</text:p>
          </table:table-cell>
          <table:table-cell table:style-name="ce70" office:value-type="string" calcext:value-type="string">
            <text:p>MM/29/2016</text:p>
          </table:table-cell>
          <table:table-cell table:style-name="ce116" office:value-type="date" office:date-value="2016-06-18" calcext:value-type="date">
            <text:p>18.06.2016</text:p>
          </table:table-cell>
          <table:table-cell table:style-name="ce161" office:value-type="string" calcext:value-type="string">
            <text:p>2796:34</text:p>
          </table:table-cell>
          <table:table-cell table:style-name="ce70"/>
          <table:table-cell table:style-name="ce210" office:value-type="time" office:time-value="PT2821H34M00S" calcext:value-type="time">
            <text:p>2821:34:00</text:p>
          </table:table-cell>
          <table:table-cell table:style-name="ce216" table:formula="of:=IF([.$G124] = 0; &quot;N/A&quot;; [.$G124] - [.$H$5])" office:value-type="time" office:time-value="PT19H03M00S" calcext:value-type="time">
            <text:p>19:03:00</text:p>
          </table:table-cell>
          <table:table-cell table:style-name="ce230" table:formula="of:=IF([.$F124] = 0; &quot;N/A&quot;; [.$F124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60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5" office:value-type="string" calcext:value-type="string">
            <text:p>Serwis</text:p>
          </table:table-cell>
          <table:table-cell table:style-name="ce71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8"/>
          <table:table-cell table:style-name="ce211" office:value-type="string" calcext:value-type="string">
            <text:p>2872:48</text:p>
          </table:table-cell>
          <table:table-cell table:style-name="ce216" table:formula="of:=IF([.$G125] = 0; &quot;N/A&quot;; [.$G125] - [.$H$5])" office:value-type="time" office:time-value="PT70H17M00S" calcext:value-type="time">
            <text:p>70:17:00</text:p>
          </table:table-cell>
          <table:table-cell table:style-name="ce230" table:formula="of:=IF([.$F125] = 0; &quot;N/A&quot;; [.$F125]-[.$H$3])" office:value-type="string" office:string-value="N/A" calcext:value-type="string">
            <text:p>N/A</text:p>
          </table:table-cell>
          <table:table-cell table:style-name="ce242" table:number-columns-repeated="3"/>
          <table:table-cell table:style-name="ce260"/>
          <table:table-cell table:style-name="ce242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5" office:value-type="string" calcext:value-type="string">
            <text:p>Serwis</text:p>
          </table:table-cell>
          <table:table-cell table:style-name="ce72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3"/>
          <table:table-cell table:style-name="ce189" office:value-type="date" office:date-value="2017-05-22" calcext:value-type="date">
            <text:p>22.05.2017</text:p>
          </table:table-cell>
          <table:table-cell table:style-name="ce124"/>
          <table:table-cell table:style-name="ce216" table:formula="of:=IF([.$G126] = 0; &quot;N/A&quot;; [.$G126] - [.$H$5])" office:value-type="string" office:string-value="N/A" calcext:value-type="string">
            <text:p>N/A</text:p>
          </table:table-cell>
          <table:table-cell table:style-name="ce230" table:formula="of:=IF([.$F126] = 0; &quot;N/A&quot;; [.$F126]-[.$H$3])" office:value-type="float" office:value="301" calcext:value-type="float">
            <text:p>301</text:p>
          </table:table-cell>
          <table:table-cell table:style-name="ce242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5" office:value-type="string" calcext:value-type="string">
            <text:p>Inspekcja</text:p>
          </table:table-cell>
          <table:table-cell table:style-name="ce25" office:value-type="string" calcext:value-type="string">
            <text:p>PO/37/2014</text:p>
          </table:table-cell>
          <table:table-cell table:style-name="ce77" office:value-type="date" office:date-value="2012-12-21" calcext:value-type="date">
            <text:p>21.12.2012</text:p>
          </table:table-cell>
          <table:table-cell table:style-name="ce124" office:value-type="string" calcext:value-type="string">
            <text:p>2431:36</text:p>
          </table:table-cell>
          <table:table-cell table:style-name="ce25"/>
          <table:table-cell table:style-name="ce124" office:value-type="string" calcext:value-type="string">
            <text:p>3607:21</text:p>
          </table:table-cell>
          <table:table-cell table:style-name="ce216" table:formula="of:=IF([.$G127] = 0; &quot;N/A&quot;; [.$G127] - [.$H$5])" office:value-type="time" office:time-value="PT804H50M00.000000001S" calcext:value-type="time">
            <text:p>804:50:00</text:p>
          </table:table-cell>
          <table:table-cell table:style-name="ce230" table:formula="of:=IF([.$F127] = 0; &quot;N/A&quot;; [.$F127]-[.$H$3])" office:value-type="string" office:string-value="N/A" calcext:value-type="string">
            <text:p>N/A</text:p>
          </table:table-cell>
          <table:table-cell table:style-name="ce242" table:number-columns-repeated="1015"/>
        </table:table-row>
        <table:table-row table:style-name="ro9">
          <table:table-cell table:style-name="ce18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3"/>
          <table:covered-table-cell table:style-name="ce114"/>
          <table:covered-table-cell table:style-name="ce159"/>
          <table:covered-table-cell table:number-columns-repeated="2" table:style-name="ce33"/>
          <table:table-cell table:style-name="ce224" table:number-columns-spanned="2" table:number-rows-spanned="1"/>
          <table:covered-table-cell table:style-name="ce237"/>
          <table:table-cell table:style-name="ce248" table:number-columns-repeated="3"/>
          <table:table-cell/>
          <table:table-cell table:style-name="ce248" table:number-columns-repeated="1011"/>
        </table:table-row>
        <table:table-row table:style-name="ro13">
          <table:table-cell table:style-name="ce16" office:value-type="string" calcext:value-type="string">
            <text:p>Podzespół/część</text:p>
          </table:table-cell>
          <table:table-cell table:style-name="ce34" office:value-type="string" calcext:value-type="string">
            <text:p>Typ operacji</text:p>
          </table:table-cell>
          <table:table-cell table:style-name="ce34" office:value-type="string" calcext:value-type="string">
            <text:p>Numer</text:p>
          </table:table-cell>
          <table:table-cell table:style-name="ce115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4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25" office:value-type="string" calcext:value-type="string">
            <text:p>Zostało FH</text:p>
          </table:table-cell>
          <table:table-cell table:style-name="ce238" office:value-type="string" calcext:value-type="string">
            <text:p>Zostało dni</text:p>
          </table:table-cell>
          <table:table-cell table:style-name="ce248" table:number-columns-repeated="3"/>
          <table:table-cell/>
          <table:table-cell table:style-name="ce248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5" office:value-type="string" calcext:value-type="string">
            <text:p>Remont</text:p>
          </table:table-cell>
          <table:table-cell table:style-name="ce25" office:value-type="string" calcext:value-type="string">
            <text:p>EASA S/133/2012</text:p>
          </table:table-cell>
          <table:table-cell table:style-name="ce77" office:value-type="string" calcext:value-type="string">
            <text:p>5 lat /1200 h</text:p>
          </table:table-cell>
          <table:table-cell table:style-name="ce124" office:value-type="string" calcext:value-type="string">
            <text:p>21.12.2012/</text:p>
            <text:p>2431.36</text:p>
          </table:table-cell>
          <table:table-cell table:style-name="ce165" office:value-type="date" office:date-value="2017-12-20" calcext:value-type="date">
            <text:p>20.12.2017</text:p>
          </table:table-cell>
          <table:table-cell table:style-name="ce124" office:value-type="string" calcext:value-type="string">
            <text:p>3631:36</text:p>
          </table:table-cell>
          <table:table-cell table:style-name="ce216" table:formula="of:=IF([.$G130] = 0; &quot;N/A&quot;; [.$G130] - [.$H$5])" office:value-type="time" office:time-value="PT829H05M00S" calcext:value-type="time">
            <text:p>829:05:00</text:p>
          </table:table-cell>
          <table:table-cell table:style-name="ce230" table:formula="of:=IF([.$F130] = 0; &quot;N/A&quot;; [.$F130]-[.$H$3])" office:value-type="float" office:value="513" calcext:value-type="float">
            <text:p>513</text:p>
          </table:table-cell>
          <table:table-cell table:style-name="ce242" table:number-columns-repeated="3"/>
          <table:table-cell table:style-name="ce261"/>
          <table:table-cell table:style-name="ce242" table:number-columns-repeated="1011"/>
        </table:table-row>
        <table:table-row table:style-name="ro9">
          <table:table-cell table:style-name="ce19"/>
          <table:table-cell table:style-name="ce35" table:number-columns-repeated="2"/>
          <table:table-cell table:style-name="ce119"/>
          <table:table-cell table:style-name="ce164"/>
          <table:table-cell table:style-name="ce35"/>
          <table:table-cell table:style-name="ce164"/>
          <table:table-cell table:style-name="ce226" table:number-columns-repeated="5"/>
          <table:table-cell table:style-name="ce262"/>
          <table:table-cell table:style-name="ce226" table:number-columns-repeated="1011"/>
        </table:table-row>
        <table:table-row table:style-name="ro9" table:number-rows-repeated="36">
          <table:table-cell table:style-name="ce19"/>
          <table:table-cell table:style-name="ce35" table:number-columns-repeated="2"/>
          <table:table-cell table:style-name="ce119"/>
          <table:table-cell table:style-name="ce164"/>
          <table:table-cell table:style-name="ce35"/>
          <table:table-cell table:style-name="ce164"/>
          <table:table-cell table:style-name="ce226" table:number-columns-repeated="1017"/>
        </table:table-row>
        <table:table-row table:style-name="ro9" table:number-rows-repeated="41">
          <table:table-cell table:style-name="ce19"/>
          <table:table-cell table:style-name="ce35" table:number-columns-repeated="2"/>
          <table:table-cell table:style-name="ce119"/>
          <table:table-cell table:style-name="ce164"/>
          <table:table-cell table:style-name="ce35" table:number-columns-repeated="2"/>
          <table:table-cell table:style-name="ce226" table:number-columns-repeated="1017"/>
        </table:table-row>
        <table:table-row table:style-name="ro9" table:number-rows-repeated="7">
          <table:table-cell table:style-name="ce20"/>
          <table:table-cell table:style-name="ce35" table:number-columns-repeated="2"/>
          <table:table-cell table:style-name="ce119"/>
          <table:table-cell table:style-name="ce164"/>
          <table:table-cell table:style-name="ce35" table:number-columns-repeated="2"/>
          <table:table-cell table:style-name="ce226" table:number-columns-repeated="1017"/>
        </table:table-row>
        <table:table-row table:style-name="ro9" table:number-rows-repeated="29">
          <table:table-cell table:style-name="ce21"/>
          <table:table-cell table:style-name="ce22" table:number-columns-repeated="2"/>
          <table:table-cell table:style-name="ce74"/>
          <table:table-cell table:style-name="ce121"/>
          <table:table-cell table:style-name="ce22" table:number-columns-repeated="2"/>
          <table:table-cell table:number-columns-repeated="1017"/>
        </table:table-row>
        <table:table-row table:style-name="ro9" table:number-rows-repeated="10483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1:Arkusz1.AMJ215">
            <calcext:condition calcext:apply-style-name="czerwony" calcext:value="formula-is(OR([.$H132] &lt; [.$I$5]; [.$I132] &lt; [.$I$3]))" calcext:base-cell-address="Arkusz1.A131"/>
            <calcext:condition calcext:apply-style-name="pomaranczowy" calcext:value="formula-is(OR([.$H132] &lt; [.$J$5]; [.$I132] &lt; [.$K$3]))" calcext:base-cell-address="Arkusz1.A131"/>
            <calcext:condition calcext:apply-style-name="zolty" calcext:value="formula-is(OR([.$H132] &lt; [.$K$5]; [.$I132] &lt; [.$K$3]))" calcext:base-cell-address="Arkusz1.A131"/>
          </calcext:conditional-format>
          <calcext:conditional-format calcext:target-range-address="Arkusz1.A9:Arkusz1.AMJ9 Arkusz1.A32:Arkusz1.F55 Arkusz1.A69:Arkusz1.E83 Arkusz1.E71:Arkusz1.F71 Arkusz1.E74:Arkusz1.F74 Arkusz1.E78:Arkusz1.F78 Arkusz1.G63:Arkusz1.G63 Arkusz1.F88:Arkusz1.I88 Arkusz1.A110:Arkusz1.AMJ118 Arkusz1.A127:Arkusz1.AMJ127 Arkusz1.A130:Arkusz1.AMJ130 Arkusz1.G69:Arkusz1.AMJ83 Arkusz1.F69:Arkusz1.F70 Arkusz1.F72:Arkusz1.F73 Arkusz1.F75:Arkusz1.F77 Arkusz1.F79:Arkusz1.F83 Arkusz1.H31:Arkusz1.AMJ66 Arkusz1.A13:Arkusz1.AMJ17 Arkusz1.A10:Arkusz1.B12 Arkusz1.F10:Arkusz1.AMJ10 Arkusz1.E11:Arkusz1.AMJ11 Arkusz1.A19:Arkusz1.AMJ23 Arkusz1.A18:Arkusz1.B18 Arkusz1.F18:Arkusz1.AMJ18 Arkusz1.A27:Arkusz1.AMJ29 Arkusz1.A24:Arkusz1.B26 Arkusz1.E24:Arkusz1.AMJ26 Arkusz1.A31:Arkusz1.B31 Arkusz1.F31:Arkusz1.F31 Arkusz1.A65:Arkusz1.B65 Arkusz1.A56:Arkusz1.B66 Arkusz1.F56:Arkusz1.F56 Arkusz1.E57:Arkusz1.E57 Arkusz1.G31:Arkusz1.G57 Arkusz1.C88:Arkusz1.F88 Arkusz1.C91:Arkusz1.D93 Arkusz1.E91:Arkusz1.E94 Arkusz1.F91:Arkusz1.G96 Arkusz1.C100:Arkusz1.G100 Arkusz1.A124:Arkusz1.B126 Arkusz1.H124:Arkusz1.AMJ125 Arkusz1.G126:Arkusz1.AMJ126 Arkusz1.F12:Arkusz1.AMJ12 Arkusz1.A88:Arkusz1.B106 Arkusz1.J88:Arkusz1.AMJ106 Arkusz1.H89:Arkusz1.I106 Arkusz1.C106:Arkusz1.G106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1:Arkusz1.E31 Arkusz1.E32:Arkusz1.M32">
            <calcext:condition calcext:apply-style-name="czerwony" calcext:value="formula-is(OR([.$H31] &lt; [.$I$5]; [.$I31] &lt; [.$I$3]))" calcext:base-cell-address="Arkusz1.C31"/>
            <calcext:condition calcext:apply-style-name="pomaranczowy" calcext:value="formula-is(OR([.$H31] &lt; [.$J$5]; [.$I31] &lt; [.$J$3]))" calcext:base-cell-address="Arkusz1.C31"/>
            <calcext:condition calcext:apply-style-name="zolty" calcext:value="formula-is(OR([.$H31] &lt; [.$K$5]; [.$I31] &lt; [.$K$3]))" calcext:base-cell-address="Arkusz1.C31"/>
          </calcext:conditional-format>
          <calcext:conditional-format calcext:target-range-address="Arkusz1.C56:Arkusz1.E56">
            <calcext:condition calcext:apply-style-name="czerwony" calcext:value="formula-is(OR([.$H56] &lt; [.$I$5]; [.$I56] &lt; [.$I$3]))" calcext:base-cell-address="Arkusz1.C56"/>
            <calcext:condition calcext:apply-style-name="pomaranczowy" calcext:value="formula-is(OR([.$H56] &lt; [.$J$5]; [.$I56] &lt; [.$J$3]))" calcext:base-cell-address="Arkusz1.C56"/>
            <calcext:condition calcext:apply-style-name="zolty" calcext:value="formula-is(OR([.$H56] &lt; [.$K$5]; [.$I56] &lt; [.$K$3]))" calcext:base-cell-address="Arkusz1.C56"/>
          </calcext:conditional-format>
          <calcext:conditional-format calcext:target-range-address="Arkusz1.C57:Arkusz1.D57">
            <calcext:condition calcext:apply-style-name="czerwony" calcext:value="formula-is(OR([.$H57] &lt; [.$I$5]; [.$I57] &lt; [.$I$3]))" calcext:base-cell-address="Arkusz1.C57"/>
            <calcext:condition calcext:apply-style-name="pomaranczowy" calcext:value="formula-is(OR([.$H57] &lt; [.$J$5]; [.$I57] &lt; [.$J$3]))" calcext:base-cell-address="Arkusz1.C57"/>
            <calcext:condition calcext:apply-style-name="zolty" calcext:value="formula-is(OR([.$H57] &lt; [.$K$5]; [.$I57] &lt; [.$K$3]))" calcext:base-cell-address="Arkusz1.C57"/>
          </calcext:conditional-format>
          <calcext:conditional-format calcext:target-range-address="Arkusz1.F57:Arkusz1.F57">
            <calcext:condition calcext:apply-style-name="czerwony" calcext:value="formula-is(OR([.$H57] &lt; [.$I$5]; [.$I57] &lt; [.$I$3]))" calcext:base-cell-address="Arkusz1.F57"/>
            <calcext:condition calcext:apply-style-name="pomaranczowy" calcext:value="formula-is(OR([.$H57] &lt; [.$J$5]; [.$I57] &lt; [.$J$3]))" calcext:base-cell-address="Arkusz1.F57"/>
            <calcext:condition calcext:apply-style-name="zolty" calcext:value="formula-is(OR([.$H57] &lt; [.$K$5]; [.$I57] &lt; [.$K$3]))" calcext:base-cell-address="Arkusz1.F57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F59:Arkusz1.G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C59:Arkusz1.E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E63:Arkusz1.E63">
            <calcext:condition calcext:apply-style-name="czerwony" calcext:value="formula-is(OR([.$H63] &lt; [.$I$5]; [.$I63] &lt; [.$I$3]))" calcext:base-cell-address="Arkusz1.E63"/>
            <calcext:condition calcext:apply-style-name="pomaranczowy" calcext:value="formula-is(OR([.$H63] &lt; [.$J$5]; [.$I63] &lt; [.$J$3]))" calcext:base-cell-address="Arkusz1.E63"/>
            <calcext:condition calcext:apply-style-name="zolty" calcext:value="formula-is(OR([.$H63] &lt; [.$K$5]; [.$I63] &lt; [.$K$3]))" calcext:base-cell-address="Arkusz1.E63"/>
          </calcext:conditional-format>
          <calcext:conditional-format calcext:target-range-address="Arkusz1.C63:Arkusz1.D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3:Arkusz1.F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F90:Arkusz1.G90">
            <calcext:condition calcext:apply-style-name="czerwony" calcext:value="formula-is(OR([.$H90] &lt; [.$I$5]; [.$I90] &lt; [.$I$3]))" calcext:base-cell-address="Arkusz1.F90"/>
            <calcext:condition calcext:apply-style-name="pomaranczowy" calcext:value="formula-is(OR([.$H90] &lt; [.$J$5]; [.$I90] &lt; [.$J$3]))" calcext:base-cell-address="Arkusz1.F90"/>
            <calcext:condition calcext:apply-style-name="zolty" calcext:value="formula-is(OR([.$H90] &lt; [.$K$5]; [.$I90] &lt; [.$K$3]))" calcext:base-cell-address="Arkusz1.F90"/>
          </calcext:conditional-format>
          <calcext:conditional-format calcext:target-range-address="Arkusz1.C90:Arkusz1.E90">
            <calcext:condition calcext:apply-style-name="czerwony" calcext:value="formula-is(OR([.$H90] &lt; [.$I$5]; [.$I90] &lt; [.$I$3]))" calcext:base-cell-address="Arkusz1.C90"/>
            <calcext:condition calcext:apply-style-name="pomaranczowy" calcext:value="formula-is(OR([.$H90] &lt; [.$J$5]; [.$I90] &lt; [.$J$3]))" calcext:base-cell-address="Arkusz1.C90"/>
            <calcext:condition calcext:apply-style-name="zolty" calcext:value="formula-is(OR([.$H90] &lt; [.$K$5]; [.$I90] &lt; [.$K$3]))" calcext:base-cell-address="Arkusz1.C90"/>
          </calcext:conditional-format>
          <calcext:conditional-format calcext:target-range-address="Arkusz1.C94:Arkusz1.D94">
            <calcext:condition calcext:apply-style-name="czerwony" calcext:value="formula-is(OR([.$H94] &lt; [.$I$5]; [.$I94] &lt; [.$I$3]))" calcext:base-cell-address="Arkusz1.C94"/>
            <calcext:condition calcext:apply-style-name="pomaranczowy" calcext:value="formula-is(OR([.$H94] &lt; [.$J$5]; [.$I94] &lt; [.$J$3]))" calcext:base-cell-address="Arkusz1.C94"/>
            <calcext:condition calcext:apply-style-name="zolty" calcext:value="formula-is(OR([.$H94] &lt; [.$K$5]; [.$I94] &lt; [.$K$3]))" calcext:base-cell-address="Arkusz1.C94"/>
          </calcext:conditional-format>
          <calcext:conditional-format calcext:target-range-address="Arkusz1.C95:Arkusz1.E95">
            <calcext:condition calcext:apply-style-name="czerwony" calcext:value="formula-is(OR([.$H95] &lt; [.$I$5]; [.$I95] &lt; [.$I$3]))" calcext:base-cell-address="Arkusz1.C95"/>
            <calcext:condition calcext:apply-style-name="pomaranczowy" calcext:value="formula-is(OR([.$H95] &lt; [.$J$5]; [.$I95] &lt; [.$J$3]))" calcext:base-cell-address="Arkusz1.C95"/>
            <calcext:condition calcext:apply-style-name="zolty" calcext:value="formula-is(OR([.$H95] &lt; [.$K$5]; [.$I95] &lt; [.$K$3]))" calcext:base-cell-address="Arkusz1.C95"/>
          </calcext:conditional-format>
          <calcext:conditional-format calcext:target-range-address="Arkusz1.C96:Arkusz1.E96">
            <calcext:condition calcext:apply-style-name="czerwony" calcext:value="formula-is(OR([.$H96] &lt; [.$I$5]; [.$I96] &lt; [.$I$3]))" calcext:base-cell-address="Arkusz1.C96"/>
            <calcext:condition calcext:apply-style-name="pomaranczowy" calcext:value="formula-is(OR([.$H96] &lt; [.$J$5]; [.$I96] &lt; [.$J$3]))" calcext:base-cell-address="Arkusz1.C96"/>
            <calcext:condition calcext:apply-style-name="zolty" calcext:value="formula-is(OR([.$H96] &lt; [.$K$5]; [.$I96] &lt; [.$K$3]))" calcext:base-cell-address="Arkusz1.C96"/>
          </calcext:conditional-format>
          <calcext:conditional-format calcext:target-range-address="Arkusz1.F97:Arkusz1.G97">
            <calcext:condition calcext:apply-style-name="czerwony" calcext:value="formula-is(OR([.$H97] &lt; [.$I$5]; [.$I97] &lt; [.$I$3]))" calcext:base-cell-address="Arkusz1.F97"/>
            <calcext:condition calcext:apply-style-name="pomaranczowy" calcext:value="formula-is(OR([.$H97] &lt; [.$J$5]; [.$I97] &lt; [.$J$3]))" calcext:base-cell-address="Arkusz1.F97"/>
            <calcext:condition calcext:apply-style-name="zolty" calcext:value="formula-is(OR([.$H97] &lt; [.$K$5]; [.$I97] &lt; [.$K$3]))" calcext:base-cell-address="Arkusz1.F97"/>
          </calcext:conditional-format>
          <calcext:conditional-format calcext:target-range-address="Arkusz1.C97:Arkusz1.E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98:Arkusz1.G98">
            <calcext:condition calcext:apply-style-name="czerwony" calcext:value="formula-is(OR([.$H98] &lt; [.$I$5]; [.$I98] &lt; [.$I$3]))" calcext:base-cell-address="Arkusz1.F98"/>
            <calcext:condition calcext:apply-style-name="pomaranczowy" calcext:value="formula-is(OR([.$H98] &lt; [.$J$5]; [.$I98] &lt; [.$J$3]))" calcext:base-cell-address="Arkusz1.F98"/>
            <calcext:condition calcext:apply-style-name="zolty" calcext:value="formula-is(OR([.$H98] &lt; [.$K$5]; [.$I98] &lt; [.$K$3]))" calcext:base-cell-address="Arkusz1.F98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3:Arkusz1.G103">
            <calcext:condition calcext:apply-style-name="czerwony" calcext:value="formula-is(OR([.$H103] &lt; [.$I$5]; [.$I103] &lt; [.$I$3]))" calcext:base-cell-address="Arkusz1.F103"/>
            <calcext:condition calcext:apply-style-name="pomaranczowy" calcext:value="formula-is(OR([.$H103] &lt; [.$J$5]; [.$I103] &lt; [.$J$3]))" calcext:base-cell-address="Arkusz1.F103"/>
            <calcext:condition calcext:apply-style-name="zolty" calcext:value="formula-is(OR([.$H103] &lt; [.$K$5]; [.$I103] &lt; [.$K$3]))" calcext:base-cell-address="Arkusz1.F103"/>
          </calcext:conditional-format>
          <calcext:conditional-format calcext:target-range-address="Arkusz1.C103:Arkusz1.E103">
            <calcext:condition calcext:apply-style-name="czerwony" calcext:value="formula-is(OR([.$H103] &lt; [.$I$5]; [.$I103] &lt; [.$I$3]))" calcext:base-cell-address="Arkusz1.C103"/>
            <calcext:condition calcext:apply-style-name="pomaranczowy" calcext:value="formula-is(OR([.$H103] &lt; [.$J$5]; [.$I103] &lt; [.$J$3]))" calcext:base-cell-address="Arkusz1.C103"/>
            <calcext:condition calcext:apply-style-name="zolty" calcext:value="formula-is(OR([.$H103] &lt; [.$K$5]; [.$I103] &lt; [.$K$3]))" calcext:base-cell-address="Arkusz1.C103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25:Arkusz1.G125">
            <calcext:condition calcext:apply-style-name="czerwony" calcext:value="formula-is(OR([.$H125] &lt; [.$I$5]; [.$I125] &lt; [.$I$3]))" calcext:base-cell-address="Arkusz1.F125"/>
            <calcext:condition calcext:apply-style-name="pomaranczowy" calcext:value="formula-is(OR([.$H125] &lt; [.$J$5]; [.$I125] &lt; [.$J$3]))" calcext:base-cell-address="Arkusz1.F125"/>
            <calcext:condition calcext:apply-style-name="zolty" calcext:value="formula-is(OR([.$H125] &lt; [.$K$5]; [.$I125] &lt; [.$K$3]))" calcext:base-cell-address="Arkusz1.F125"/>
          </calcext:conditional-format>
          <calcext:conditional-format calcext:target-range-address="Arkusz1.C125:Arkusz1.E125">
            <calcext:condition calcext:apply-style-name="czerwony" calcext:value="formula-is(OR([.$H125] &lt; [.$I$5]; [.$I125] &lt; [.$I$3]))" calcext:base-cell-address="Arkusz1.C125"/>
            <calcext:condition calcext:apply-style-name="pomaranczowy" calcext:value="formula-is(OR([.$H125] &lt; [.$J$5]; [.$I125] &lt; [.$J$3]))" calcext:base-cell-address="Arkusz1.C125"/>
            <calcext:condition calcext:apply-style-name="zolty" calcext:value="formula-is(OR([.$H125] &lt; [.$K$5]; [.$I125] &lt; [.$K$3]))" calcext:base-cell-address="Arkusz1.C125"/>
          </calcext:conditional-format>
          <calcext:conditional-format calcext:target-range-address="Arkusz1.E126:Arkusz1.F126">
            <calcext:condition calcext:apply-style-name="czerwony" calcext:value="formula-is(OR([.$H126] &lt; [.$I$5]; [.$I126] &lt; [.$I$3]))" calcext:base-cell-address="Arkusz1.E126"/>
            <calcext:condition calcext:apply-style-name="pomaranczowy" calcext:value="formula-is(OR([.$H126] &lt; [.$J$5]; [.$I126] &lt; [.$J$3]))" calcext:base-cell-address="Arkusz1.E126"/>
            <calcext:condition calcext:apply-style-name="zolty" calcext:value="formula-is(OR([.$H126] &lt; [.$K$5]; [.$I126] &lt; [.$K$3]))" calcext:base-cell-address="Arkusz1.E126"/>
          </calcext:conditional-format>
          <calcext:conditional-format calcext:target-range-address="Arkusz1.C126:Arkusz1.D126">
            <calcext:condition calcext:apply-style-name="czerwony" calcext:value="formula-is(OR([.$H126] &lt; [.$I$5]; [.$I126] &lt; [.$I$3]))" calcext:base-cell-address="Arkusz1.C126"/>
            <calcext:condition calcext:apply-style-name="pomaranczowy" calcext:value="formula-is(OR([.$H126] &lt; [.$J$5]; [.$I126] &lt; [.$J$3]))" calcext:base-cell-address="Arkusz1.C126"/>
            <calcext:condition calcext:apply-style-name="zolty" calcext:value="formula-is(OR([.$H126] &lt; [.$K$5]; [.$I126] &lt; [.$K$3]))" calcext:base-cell-address="Arkusz1.C126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C64:Arkusz1.G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C65:Arkusz1.G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G66:Arkusz1.G66 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89:Arkusz1.G89">
            <calcext:condition calcext:apply-style-name="czerwony" calcext:value="formula-is(OR([.$H89] &lt; [.$I$5]; [.$I89] &lt; [.$I$3]))" calcext:base-cell-address="Arkusz1.C89"/>
            <calcext:condition calcext:apply-style-name="pomaranczowy" calcext:value="formula-is(OR([.$H89] &lt; [.$J$5]; [.$I89] &lt; [.$J$3]))" calcext:base-cell-address="Arkusz1.C89"/>
            <calcext:condition calcext:apply-style-name="zolty" calcext:value="formula-is(OR([.$H89] &lt; [.$K$5]; [.$I89] &lt; [.$K$3]))" calcext:base-cell-address="Arkusz1.C89"/>
          </calcext:conditional-format>
          <calcext:conditional-format calcext:target-range-address="Arkusz1.C124:Arkusz1.G124">
            <calcext:condition calcext:apply-style-name="czerwony" calcext:value="formula-is(OR([.$H124] &lt; [.$I$5]; [.$I124] &lt; [.$I$3]))" calcext:base-cell-address="Arkusz1.C124"/>
            <calcext:condition calcext:apply-style-name="pomaranczowy" calcext:value="formula-is(OR([.$H124] &lt; [.$J$5]; [.$I124] &lt; [.$J$3]))" calcext:base-cell-address="Arkusz1.C124"/>
            <calcext:condition calcext:apply-style-name="zolty" calcext:value="formula-is(OR([.$H124] &lt; [.$K$5]; [.$I124] &lt; [.$K$3]))" calcext:base-cell-address="Arkusz1.C124"/>
          </calcext:conditional-format>
          <calcext:conditional-format calcext:target-range-address="Arkusz1.D119:Arkusz1.AMJ119 Arkusz1.A119:Arkusz1.B119">
            <calcext:condition calcext:apply-style-name="czerwony" calcext:value="formula-is(OR([.$H119] &lt; [.$I$5]; [.$I119] &lt; [.$I$3]))" calcext:base-cell-address="Arkusz1.A119"/>
            <calcext:condition calcext:apply-style-name="pomaranczowy" calcext:value="formula-is(OR([.$H119] &lt; [.$J$5]; [.$I119] &lt; [.$J$3]))" calcext:base-cell-address="Arkusz1.A119"/>
            <calcext:condition calcext:apply-style-name="zolty" calcext:value="formula-is(OR([.$H119] &lt; [.$K$5]; [.$I119] &lt; [.$K$3]))" calcext:base-cell-address="Arkusz1.A119"/>
          </calcext:conditional-format>
          <calcext:conditional-format calcext:target-range-address="Arkusz1.C119:Arkusz1.C119">
            <calcext:condition calcext:apply-style-name="czerwony" calcext:value="formula-is(OR([.$H119] &lt; [.$I$5]; [.$I119] &lt; [.$I$3]))" calcext:base-cell-address="Arkusz1.C119"/>
            <calcext:condition calcext:apply-style-name="pomaranczowy" calcext:value="formula-is(OR([.$H119] &lt; [.$J$5]; [.$I119] &lt; [.$J$3]))" calcext:base-cell-address="Arkusz1.C119"/>
            <calcext:condition calcext:apply-style-name="zolty" calcext:value="formula-is(OR([.$H119] &lt; [.$K$5]; [.$I119] &lt; [.$K$3]))" calcext:base-cell-address="Arkusz1.C119"/>
          </calcext:conditional-format>
          <calcext:conditional-format calcext:target-range-address="Arkusz1.F107:Arkusz1.AMJ107 Arkusz1.B107:Arkusz1.B107">
            <calcext:condition calcext:apply-style-name="czerwony" calcext:value="formula-is(OR([.$H107] &lt; [.$I$5]; [.$I107] &lt; [.$I$3]))" calcext:base-cell-address="Arkusz1.B107"/>
            <calcext:condition calcext:apply-style-name="pomaranczowy" calcext:value="formula-is(OR([.$H107] &lt; [.$J$5]; [.$I107] &lt; [.$J$3]))" calcext:base-cell-address="Arkusz1.B107"/>
            <calcext:condition calcext:apply-style-name="zolty" calcext:value="formula-is(OR([.$H107] &lt; [.$K$5]; [.$I107] &lt; [.$K$3]))" calcext:base-cell-address="Arkusz1.B107"/>
          </calcext:conditional-format>
          <calcext:conditional-format calcext:target-range-address="Arkusz1.A107:Arkusz1.A107">
            <calcext:condition calcext:apply-style-name="czerwony" calcext:value="formula-is(OR([.$H107] &lt; [.$I$5]; [.$I107] &lt; [.$I$3]))" calcext:base-cell-address="Arkusz1.A107"/>
            <calcext:condition calcext:apply-style-name="pomaranczowy" calcext:value="formula-is(OR([.$H107] &lt; [.$J$5]; [.$I107] &lt; [.$J$3]))" calcext:base-cell-address="Arkusz1.A107"/>
            <calcext:condition calcext:apply-style-name="zolty" calcext:value="formula-is(OR([.$H107] &lt; [.$K$5]; [.$I107] &lt; [.$K$3]))" calcext:base-cell-address="Arkusz1.A107"/>
          </calcext:conditional-format>
          <calcext:conditional-format calcext:target-range-address="Arkusz1.C107:Arkusz1.C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D107:Arkusz1.E107">
            <calcext:condition calcext:apply-style-name="czerwony" calcext:value="formula-is(OR([.$H107] &lt; [.$I$5]; [.$I107] &lt; [.$I$3]))" calcext:base-cell-address="Arkusz1.D107"/>
            <calcext:condition calcext:apply-style-name="pomaranczowy" calcext:value="formula-is(OR([.$H107] &lt; [.$J$5]; [.$I107] &lt; [.$J$3]))" calcext:base-cell-address="Arkusz1.D107"/>
            <calcext:condition calcext:apply-style-name="zolty" calcext:value="formula-is(OR([.$H107] &lt; [.$K$5]; [.$I107] &lt; [.$K$3]))" calcext:base-cell-address="Arkusz1.D107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date-style style:name="N123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.59cm" fo:page-height="27.94cm" style:num-format="1" style:print-orientation="portrait" style:scale-to-pages="2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22:12:16.2963134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7-25T22:16:06.007498782</dc:date>
    <meta:editing-duration>P3DT2H9M27S</meta:editing-duration>
    <meta:editing-cycles>40</meta:editing-cycles>
    <meta:generator>LibreOffice/4.2.8.2$Linux_X86_64 LibreOffice_project/420m0$Build-2</meta:generator>
    <meta:document-statistic meta:table-count="3" meta:cell-count="1002" meta:object-count="0"/>
    <meta:user-defined meta:name=""/>
  </office:meta>
</office:document-meta>
</file>